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4" style:parent-style-name="Standard" style:family="paragraph">
      <style:paragraph-properties fo:text-align="center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P17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8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19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1" style:parent-style-name="Standard" style:family="paragraph">
      <style:paragraph-properties fo:text-align="center">
        <style:tab-stops>
          <style:tab-stop style:type="left" style:position="4.0354in"/>
        </style:tab-stops>
      </style:paragraph-properties>
      <style:text-properties style:font-name="Times New Roman" style:font-name-asian="Times New Roman" style:font-name-complex="Times New Roman" fo:font-size="18pt" style:font-size-asian="18pt" style:font-size-complex="18pt"/>
    </style:style>
    <style:style style:name="P22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23" style:parent-style-name="Standard" style:family="paragraph">
      <style:paragraph-properties fo:margin-left="4.3305in" fo:margin-right="-0.3152in">
        <style:tab-stops/>
      </style:paragraph-properties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5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27" style:parent-style-name="Standard" style:family="paragraph">
      <style:paragraph-properties fo:margin-left="4.3305in" fo:margin-right="-0.3152in">
        <style:tab-stops/>
      </style:paragraph-properties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6pt" style:font-size-asian="16pt" style:font-size-complex="16pt"/>
    </style:style>
    <style:style style:name="P29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0" style:parent-style-name="Standard" style:family="paragraph">
      <style:paragraph-properties fo:margin-left="4.3305in" fo:margin-right="-0.3152in">
        <style:tab-stops/>
      </style:paragraph-properties>
      <style:text-properties style:font-name="Times New Roman" style:font-name-asian="Times New Roman" style:font-name-complex="Times New Roman" fo:font-size="16pt" style:font-size-asian="16pt" style:font-size-complex="16pt"/>
    </style:style>
    <style:style style:name="P31" style:parent-style-name="Standard" style:family="paragraph">
      <style:paragraph-properties fo:text-align="end"/>
      <style:text-properties style:font-name="Times New Roman" style:font-name-asian="Times New Roman" style:font-name-complex="Times New Roman" fo:font-size="18pt" style:font-size-asian="18pt" style:font-size-complex="18pt"/>
    </style:style>
    <style:style style:name="P32" style:parent-style-name="Заголовоктаблицыссылок" style:family="paragraph">
      <style:paragraph-properties fo:text-align="center"/>
      <style:text-properties style:font-name="Times New Roman" fo:color="#000000" fo:font-size="18pt" style:font-size-asian="18pt" style:font-size-complex="18pt"/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T34" style:parent-style-name="Основнойшрифтабзаца" style:family="text">
      <style:text-properties fo:font-weight="normal" style:font-weight-asian="normal" style:font-weight-complex="normal" fo:color="#000000"/>
    </style:style>
    <style:style style:name="T35" style:parent-style-name="Основнойшрифтабзаца" style:family="text">
      <style:text-properties fo:font-weight="normal" style:font-weight-asian="normal" style:font-weight-complex="normal" fo:color="#000000"/>
    </style:style>
    <style:style style:name="P36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T37" style:parent-style-name="Основнойшрифтабзаца" style:family="text">
      <style:text-properties fo:font-weight="normal" style:font-weight-asian="normal" style:font-weight-complex="normal" fo:color="#000000"/>
    </style:style>
    <style:style style:name="T38" style:parent-style-name="Основнойшрифтабзаца" style:family="text">
      <style:text-properties fo:font-weight="normal" style:font-weight-asian="normal" style:font-weight-complex="normal" fo:color="#000000"/>
    </style:style>
    <style:style style:name="P39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T40" style:parent-style-name="Основнойшрифтабзаца" style:family="text">
      <style:text-properties fo:font-weight="normal" style:font-weight-asian="normal" style:font-weight-complex="normal" fo:color="#000000"/>
    </style:style>
    <style:style style:name="T41" style:parent-style-name="Основнойшрифтабзаца" style:family="text">
      <style:text-properties fo:font-weight="normal" style:font-weight-asian="normal" style:font-weight-complex="normal" fo:color="#000000"/>
    </style:style>
    <style:style style:name="T42" style:parent-style-name="Основнойшрифтабзаца" style:family="text">
      <style:text-properties fo:font-weight="normal" style:font-weight-asian="normal" style:font-weight-complex="normal" fo:color="#000000"/>
    </style:style>
    <style:style style:name="P43" style:parent-style-name="Contents1" style:family="paragraph">
      <style:paragraph-properties>
        <style:tab-stops>
          <style:tab-stop style:type="right" style:leader-style="dotted" style:leader-text="." style:position="6.768in"/>
        </style:tab-stops>
      </style:paragraph-properties>
    </style:style>
    <style:style style:name="T44" style:parent-style-name="Основнойшрифтабзаца" style:family="text">
      <style:text-properties fo:font-weight="normal" style:font-weight-asian="normal" style:font-weight-complex="normal" fo:color="#000000"/>
    </style:style>
    <style:style style:name="T45" style:parent-style-name="Основнойшрифтабзаца" style:family="text">
      <style:text-properties fo:font-weight="normal" style:font-weight-asian="normal" style:font-weight-complex="normal" fo:color="#000000"/>
    </style:style>
    <style:style style:name="T46" style:parent-style-name="Основнойшрифтабзаца" style:family="text">
      <style:text-properties fo:font-weight="normal" style:font-weight-asian="normal" style:font-weight-complex="normal" fo:color="#000000"/>
    </style:style>
    <style:style style:name="P47" style:parent-style-name="Заголовок1" style:family="paragraph">
      <style:paragraph-properties fo:break-before="page"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8" style:parent-style-name="Заголовок1" style:family="paragraph">
      <style:paragraph-properties fo:text-align="center" fo:line-height="150%"/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5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0" style:parent-style-name="Textbody" style:family="paragraph">
      <style:paragraph-properties fo:line-height="150%"/>
    </style:style>
    <style:style style:name="T6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3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4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5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6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7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8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69" style:parent-style-name="Textbody" style:family="paragraph">
      <style:paragraph-properties fo:line-height="150%"/>
    </style:style>
    <style:style style:name="T7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7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4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5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6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7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" style:parent-style-name="Standard" style:family="paragraph">
      <style:paragraph-properties fo:margin-bottom="0.1888in" fo:line-height="150%"/>
      <style:text-properties style:font-name="Times New Roman" style:font-name-complex="Times New Roman" fo:font-size="14pt" style:font-size-asian="14pt" style:font-size-complex="14pt"/>
    </style:style>
    <style:style style:name="P79" style:parent-style-name="Standard" style:family="paragraph">
      <style:paragraph-properties fo:margin-bottom="0.1888in" fo:line-height="150%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margin-bottom="0.1888in" fo:line-height="150%"/>
    </style:style>
    <style:style style:name="T8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8" style:parent-style-name="Standard" style:family="paragraph">
      <style:paragraph-properties fo:margin-bottom="0.1888in" fo:line-height="150%"/>
      <style:text-properties style:font-name="Times New Roman" fo:font-size="14pt" style:font-size-asian="14pt" style:font-size-complex="14pt"/>
    </style:style>
    <style:style style:name="P89" style:parent-style-name="Standard" style:family="paragraph">
      <style:paragraph-properties fo:text-align="center" fo:margin-bottom="0.1888in" fo:line-height="150%"/>
    </style:style>
    <style:style style:name="T90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91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 fo:language="en" fo:country="US"/>
    </style:style>
    <style:style style:name="P92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9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9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0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1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2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3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4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5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6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7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8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19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0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1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2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3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4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5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6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7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8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29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0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1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2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3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4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5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1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2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3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4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5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6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7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8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69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70" style:parent-style-name="Standard" style:family="paragraph">
      <style:text-properties style:font-name="Times New Roman" style:font-name-complex="Times New Roman" fo:font-size="10pt" style:font-size-asian="10pt" style:font-size-complex="10pt" fo:language="en" fo:country="US"/>
    </style:style>
    <style:style style:name="P371" style:parent-style-name="Stand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72" style:parent-style-name="Standard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73" style:parent-style-name="Заголовок1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374" style:parent-style-name="Standard" style:family="paragraph">
      <style:paragraph-properties fo:text-align="center" fo:margin-bottom="0.1888in" fo:line-height="150%"/>
    </style:style>
    <style:style style:name="T375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T376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 fo:language="en" fo:country="US"/>
    </style:style>
    <style:style style:name="P377" style:parent-style-name="Заголовок1" style:family="paragraph">
      <style:text-properties style:font-name="Times New Roman" fo:font-size="10pt" style:font-size-asian="10pt" style:font-size-complex="10pt" fo:language="en" fo:country="US"/>
    </style:style>
    <style:style style:name="T37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7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8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39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0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1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5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6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7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8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49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0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1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5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6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7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8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59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0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1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5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6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7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8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69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0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1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2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3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4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5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2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3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4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5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6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7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8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69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70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T771" style:parent-style-name="Основнойшрифтабзаца" style:family="text">
      <style:text-properties style:font-name="Times New Roman" fo:font-size="10pt" style:font-size-asian="10pt" style:font-size-complex="10pt" fo:language="en" fo:country="US"/>
    </style:style>
    <style:style style:name="P772" style:parent-style-name="Textbody" style:family="paragraph">
      <style:text-properties style:font-name="Times New Roman" fo:font-size="14pt" style:font-size-asian="14pt" style:font-size-complex="14pt" fo:language="en" fo:country="US"/>
    </style:style>
    <style:style style:name="P773" style:parent-style-name="Textbody" style:family="paragraph">
      <style:text-properties style:font-name="Times New Roman" fo:font-size="14pt" style:font-size-asian="14pt" style:font-size-complex="14pt" fo:language="en" fo:country="US"/>
    </style:style>
    <style:style style:name="P774" style:parent-style-name="Textbody" style:family="paragraph">
      <style:text-properties style:font-name="Times New Roman" fo:font-size="14pt" style:font-size-asian="14pt" style:font-size-complex="14pt"/>
    </style:style>
    <style:style style:name="P775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76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77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78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79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0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1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2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3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4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5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6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7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8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89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90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91" style:parent-style-name="Contents1" style:family="paragraph">
      <style:paragraph-properties fo:text-align="center">
        <style:tab-stops>
          <style:tab-stop style:type="right" style:leader-style="dotted" style:leader-text="." style:position="6.768in"/>
        </style:tab-stops>
      </style:paragraph-properties>
    </style:style>
    <style:style style:name="T792" style:parent-style-name="Основнойшрифтабзаца" style:family="text">
      <style:text-properties style:font-name="Times New Roman" fo:color="#000000" fo:font-size="18pt" style:font-size-asian="18pt" style:font-size-complex="18pt"/>
    </style:style>
    <style:style style:name="P793" style:parent-style-name="Textbody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794" style:parent-style-name="Textbody" style:family="paragraph">
      <style:text-properties style:font-name="Times New Roman" fo:font-size="14pt" style:font-size-asian="14pt" style:font-size-complex="14pt"/>
    </style:style>
    <style:style style:name="P795" style:parent-style-name="Textbody" style:family="paragraph">
      <style:text-properties style:font-name="Times New Roman" fo:font-size="14pt" style:font-size-asian="14pt" style:font-size-complex="14pt"/>
    </style:style>
    <style:style style:name="P796" style:parent-style-name="Textbody" style:family="paragraph">
      <style:text-properties style:font-name="Times New Roman" fo:font-size="14pt" style:font-size-asian="14pt" style:font-size-complex="14pt"/>
    </style:style>
    <style:style style:name="P797" style:parent-style-name="Textbody" style:family="paragraph">
      <style:text-properties style:font-name="Times New Roman" fo:font-size="14pt" style:font-size-asian="14pt" style:font-size-complex="14pt"/>
    </style:style>
    <style:style style:name="P798" style:parent-style-name="Textbody" style:family="paragraph">
      <style:text-properties style:font-name="Times New Roman" fo:font-size="14pt" style:font-size-asian="14pt" style:font-size-complex="14pt"/>
    </style:style>
    <style:style style:name="P799" style:parent-style-name="Textbody" style:family="paragraph">
      <style:text-properties style:font-name="Times New Roman" fo:font-size="14pt" style:font-size-asian="14pt" style:font-size-complex="14pt"/>
    </style:style>
    <style:style style:name="P800" style:parent-style-name="Заголовок1" style:family="paragraph">
      <style:paragraph-properties fo:text-align="center"/>
    </style:style>
    <style:style style:name="T801" style:parent-style-name="Основнойшрифтабзаца" style:family="text"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02" style:parent-style-name="Textbody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03" style:parent-style-name="Textbody" style:family="paragraph">
      <style:paragraph-properties fo:text-align="justify" fo:line-height="150%"/>
    </style:style>
    <style:style style:name="T8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805" style:parent-style-name="Textbody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06" style:parent-style-name="Textbody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807" style:parent-style-name="Textbody" style:family="paragraph">
      <style:paragraph-properties fo:text-align="justify"/>
    </style:style>
  </office:automatic-styles>
  <office:body>
    <office:text text:use-soft-page-breaks="true">
      <text:p text:style-name="P1">Московский авиационный институт (национальный исследовательский университет)</text:p>
      <text:p text:style-name="P5"/>
      <text:p text:style-name="P6">Институт информационных технологий и прикладной математики</text:p>
      <text:p text:style-name="P7">«Кафедра вычислительной математики и программирования»</text:p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Лабораторная работа по предмету<text:s/></text:span><text:span text:style-name="T16">"Дискретный анализ" №3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><text:span text:style-name="T24">Студент: Пирязев М.А.</text:span></text:p>
      <text:p text:style-name="P25">Преподаватель: Макаров Н.К.</text:p>
      <text:p text:style-name="P26">Группа: М8О-207Б-22</text:p>
      <text:p text:style-name="P27"><text:span text:style-name="T28">Дата: 14.05.2024</text:span></text:p>
      <text:p text:style-name="P29">Оценка:</text:p>
      <text:p text:style-name="P30">Подпись:</text:p>
      <text:p text:style-name="P31"/>
      <text:p text:style-name="P32">Оглавление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3"><text:span text:style-name="T34">Общие сведения<text:s/></text:span><text:a xlink:href="#__RefHeading__738_2004454639" office:target-frame-name="_top" xlink:show="replace"><text:span text:style-name="T35"><text:tab/>3</text:span></text:a></text:p>
          <text:p text:style-name="P36"><text:span text:style-name="T37">Дневник выполнения работы и выводы о найденных недочетах</text:span><text:a xlink:href="#__RefHeading__742_2004454639" office:target-frame-name="_top" xlink:show="replace"><text:span text:style-name="T38"><text:tab/>5</text:span></text:a></text:p>
          <text:p text:style-name="P39"><text:span text:style-name="T40">Сравнение исправленной программы с предыдущей версией</text:span><text:a xlink:href="#__RefHeading__744_2004454639" office:target-frame-name="_top" xlink:show="replace"><text:span text:style-name="T41"><text:tab/></text:span></text:a><text:span text:style-name="T42">25</text:span></text:p>
          <text:p text:style-name="P43"><text:a xlink:href="#__RefHeading__750_2004454639" office:target-frame-name="_top" xlink:show="replace"><text:span text:style-name="T44">Вывод</text:span><text:span text:style-name="T45"><text:tab/></text:span></text:a><text:span text:style-name="T46">25</text:span></text:p>
        </text:index-body>
      </text:table-of-content>
      <text:p text:style-name="Contents1"/>
      <text:h text:style-name="P47" text:outline-level="1">Общие сведения</text:h>
      <text:h text:style-name="P48" text:outline-level="1"/>
      <text:p text:style-name="P49"><text:span text:style-name="T50">Valgrind</text:span><text:span text:style-name="T51"><text:s/>— это<text:s/></text:span><text:span text:style-name="T52">инструмент для динамического анализа программ, написанных на языках программирования C, C++ и других. Он широко используется для обнаружения утечек памяти, проверки корректности использования памяти, анализа производительности и проверки многопоточного кода.</text:span></text:p>
      <text:p text:style-name="P53">Основные компоненты Valgrind включают:</text:p>
      <text:list text:style-name="LFO3" text:continue-numbering="true">
        <text:list-item>
          <text:p text:style-name="P54">Memcheck: обнаружение утечек памяти и неинициализированных переменных.</text:p>
        </text:list-item>
        <text:list-item>
          <text:p text:style-name="P55">Cachegrind: анализ кеширования процессора и оценка производительности.</text:p>
        </text:list-item>
        <text:list-item>
          <text:p text:style-name="P56">Callgrind: инструмент для анализа вызовов функций и оценки производительности.</text:p>
        </text:list-item>
        <text:list-item>
          <text:p text:style-name="P57">Helgrind: инструмент для обнаружения ошибок в многопоточном коде, таких как гонки данных.</text:p>
        </text:list-item>
        <text:list-item>
          <text:p text:style-name="P58">Massif: инструмент для анализа использования памяти.</text:p>
        </text:list-item>
      </text:list>
      <text:p text:style-name="P59"/>
      <text:p text:style-name="P60"><text:span text:style-name="T61">Gprof</text:span><text:span text:style-name="T62"><text:s/>— это инструмент для профилирования программ, который используется для анализа производительности и выявления узких мест в коде. Он работает в рамках среды разработки GNU и является частью GNU Binutils. gprof предоставляет информацию о времени выполнения функций, частоте их вызовов и взаимосвязях между функциями, что позволяет разработчикам оптимизировать свой код.</text:span></text:p>
      <text:p text:style-name="P63"/>
      <text:p text:style-name="P64">Основные функции gprof включают:</text:p>
      <text:p text:style-name="P65"/>
      <text:p text:style-name="P66">1. Время выполнения функций: gprof измеряет время, затраченное на выполнение каждой функции в программе, что позволяет определить наиболее ресурсоемкие части кода.</text:p>
      <text:p text:style-name="P67">2. Вызовы функций: gprof собирает статистику о количестве вызовов каждой функции, что помогает выявить наиболее часто используемые функции.</text:p>
      <text:p text:style-name="P68">3. Взаимосвязи между функциями: gprof предоставляет информацию о порядке вызовов функций и их взаимодействии, что может быть полезно для понимания архитектуры программы.</text:p>
      <text:p text:style-name="P69"><text:span text:style-name="T70">gprof</text:span><text:span text:style-name="T71"><text:s/>используется для оптимизации кода, улучшения производительности и выявления узких мест в программе.</text:span></text:p>
      <text:p text:style-name="P72"/>
      <text:h text:style-name="P73" text:outline-level="1"/>
      <text:h text:style-name="P74" text:outline-level="1"/>
      <text:h text:style-name="P75" text:outline-level="1"/>
      <text:h text:style-name="P76" text:outline-level="1"><text:bookmark-start text:name="Bookmark"/><text:bookmark-start text:name="__RefHeading__738_2004454639"/><text:bookmark-end text:name="Bookmark"/>Дневник выполнения работы<text:bookmark-end text:name="__RefHeading__738_2004454639"/></text:h>
      <text:p text:style-name="P77"/>
      <text:p text:style-name="P78">При самом первом выполнении программы на исследовании утилиты valgrind была замечена ложная утечка паямяти примерно в 120к байт с маркером «still reachable».</text:p>
      <text:p text:style-name="P79"><text:span text:style-name="T80">Через некоторое время после нескольких запусков программы вместе с valgrind был изменен деструктор дерева и дополнен функционалом. Однако оказалось что причиной утечки памяти служила не основная составляющая программы, декартово дерево, а строки std::cin.tie(NULL) и sync_with_stdio(false).<text:s/></text:span><text:span text:style-name="T81"><text:line-break/></text:span><text:span text:style-name="T82">После некоторого времени поисков в интернете была найдена информация о том, что<text:s/></text:span><text:span text:style-name="T83">изменение поведения потоков ввода-вывода может привести к тому, что Valgrind интерпретирует некоторые операции как потенциальные утечки памяти. Это может быть связано с тем, что Valgrind не всегда точно отслеживает динамику работы с памятью в контексте потоков ввода-вывода.</text:span></text:p>
      <text:p text:style-name="P84"><text:span text:style-name="T85">В процессе поисков причины утечки памяти было в очередной раз установлено, что delete, вызванный на nullptr не вызывает ошибок ни со стороны программы, ни со стороны компилятора, переменные — члены структуры или класса должны быть определены значениями по умолчанию, а не просто инициализированы, если их не определить, то можно столкнуться с неопределенным поведением программы после непредвиденного считывания значений этих переменных.<text:s/></text:span><text:span text:style-name="T86"><text:line-break/></text:span><text:span text:style-name="T87">В деструктор после вызова delete на указатели на левые и правые поддеревья была добавлена строка, устанавливающая значение nullptr высвобожденным указателям.</text:span></text:p>
      <text:p text:style-name="P88"/>
      <text:p text:style-name="P89"><text:span text:style-name="T90">Применение</text:span><text:span text:style-name="T91"><text:s/>Gprof</text:span></text:p>
      <text:p text:style-name="P92"/>
      <text:p text:style-name="P93">michael@michael-KLVL-WXXW:~$ gprof Decart_tree.out gmon.out</text:p>
      <text:p text:style-name="P94">Flat profile:</text:p>
      <text:p text:style-name="P95"/>
      <text:p text:style-name="P96">Each sample counts as 0.01 seconds.</text:p>
      <text:p text:style-name="P97"><text:s/>no<text:s/>time accumulated</text:p>
      <text:p text:style-name="P98"/>
      <text:p text:style-name="P99"><text:s text:c="2"/>% <text:s text:c="2"/>cumulative <text:s text:c="2"/>self <text:s text:c="13"/>self <text:s text:c="4"/>total <text:s text:c="10"/></text:p>
      <text:p text:style-name="P100"><text:s/>time <text:s text:c="2"/>seconds <text:s text:c="2"/>seconds <text:s text:c="3"/>calls <text:s/>Ts/call <text:s/>Ts/call <text:s/>name <text:s text:c="3"/></text:p>
      <text:p text:style-name="P101"><text:s text:c="2"/>0.00 <text:s text:c="5"/>0.00 <text:s text:c="4"/>0.00 <text:s text:c="6"/>51 <text:s text:c="4"/>0.00 <text:s text:c="4"/>0.00 <text:s/>operator&gt;(std::__cxx11::basic_string&lt;char, std::char_traits&lt;char&gt;, std::allocator&lt;char&gt; &gt; const&amp;, std::__cxx11::basic_string&lt;char, std::char_traits&lt;char&gt;, std::allocator&lt;char&gt; &gt; const&amp;)</text:p>
      <text:p text:style-name="P102"><text:s text:c="2"/>0.00 <text:s text:c="5"/>0.00 <text:s text:c="4"/>0.00 <text:s text:c="6"/>31 <text:s text:c="4"/>0.00 <text:s text:c="4"/>0.00 <text:s/>operator==(std::__cxx11::basic_string&lt;char, std::char_traits&lt;char&gt;, std::allocator&lt;char&gt; &gt; const&amp;, std::__cxx11::basic_string&lt;char, std::char_traits&lt;char&gt;, std::allocator&lt;char&gt; &gt; const&amp;)</text:p>
      <text:p text:style-name="P103"><text:s text:c="2"/>0.00 <text:s text:c="5"/>0.00 <text:s text:c="4"/>0.00 <text:s text:c="6"/>26 <text:s text:c="4"/>0.00 <text:s text:c="4"/>0.00 <text:s/>operator&lt;=(std::__cxx11::basic_string&lt;char, std::char_traits&lt;char&gt;, std::allocator&lt;char&gt; &gt; const&amp;, std::__cxx11::basic_string&lt;char, std::char_traits&lt;char&gt;, std::allocator&lt;char&gt; &gt; const&amp;)</text:p>
      <text:p text:style-name="P104"><text:s text:c="2"/>0.00 <text:s text:c="5"/>0.00 <text:s text:c="4"/>0.00 <text:s text:c="6"/>21 <text:s text:c="4"/>0.00 <text:s text:c="4"/>0.00 <text:s/>bool std::operator==&lt;char, std::char_traits&lt;char&gt;, std::allocator&lt;char&gt; &gt;(std::__cxx11::basic_string&lt;char, std::char_traits&lt;char&gt;, std::allocator&lt;char&gt; &gt; const&amp;, char const*)</text:p>
      <text:p text:style-name="P105"><text:s text:c="2"/>0.00 <text:s text:c="5"/>0.00 <text:s text:c="4"/>0.00 <text:s text:c="6"/>16 <text:s text:c="4"/>0.00 <text:s text:c="4"/>0.00 <text:s/>DecartTree::merge(node*, node*)</text:p>
      <text:p text:style-name="P106"><text:s text:c="2"/>0.00 <text:s text:c="5"/>0.00 <text:s text:c="4"/>0.00 <text:s text:c="6"/>11 <text:s text:c="4"/>0.00 <text:s text:c="4"/>0.00 <text:s/>DecartTree::split(node*, std::__cxx11::basic_string&lt;char, std::char_traits&lt;char&gt;, std::allocator&lt;char&gt; &gt;)</text:p>
      <text:p text:style-name="P107"><text:s text:c="2"/>0.00 <text:s text:c="5"/>0.00 <text:s text:c="4"/>0.00 <text:s text:c="6"/>10 <text:s text:c="4"/>0.00 <text:s text:c="4"/>0.00 <text:s/>DecartTree::inserted_helper(node*, std::__cxx11::basic_string&lt;char, std::char_traits&lt;char&gt;, std::allocator&lt;char&gt; &gt; const&amp;) const</text:p>
      <text:p text:style-name="P108"><text:s text:c="2"/>0.00 <text:s text:c="5"/>0.00 <text:s text:c="4"/>0.00 <text:s text:c="6"/>10 <text:s text:c="4"/>0.00 <text:s text:c="4"/>0.00 <text:s/>DecartTree::inserted(std::__cxx11::basic_string&lt;char, std::char_traits&lt;char&gt;, std::allocator&lt;char&gt; &gt; const&amp;) const</text:p>
      <text:p text:style-name="P109"><text:s text:c="2"/>0.00 <text:s text:c="5"/>0.00 <text:s text:c="4"/>0.00 <text:s text:c="7"/>8 <text:s text:c="4"/>0.00 <text:s text:c="4"/>0.00 <text:s/>DecartTree::insert_helper(node*, std::__cxx11::basic_string&lt;char, std::char_traits&lt;char&gt;, std::allocator&lt;char&gt; &gt;&amp;, unsigned long long)</text:p>
      <text:p text:style-name="P110"><text:s text:c="2"/>0.00 <text:s text:c="5"/>0.00 <text:s text:c="4"/>0.00 <text:s text:c="7"/>8 <text:s text:c="4"/>0.00 <text:s text:c="4"/>0.00 <text:s/>DecartTree::insert(std::__cxx11::basic_string&lt;char, std::char_traits&lt;char&gt;, std::allocator&lt;char&gt; &gt;&amp;, unsigned long long)</text:p>
      <text:p text:style-name="P111"><text:s text:c="2"/>0.00 <text:s text:c="5"/>0.00 <text:s text:c="4"/>0.00 <text:s text:c="7"/>7 <text:s text:c="4"/>0.00 <text:s text:c="4"/>0.00 <text:s/>item::item()</text:p>
      <text:p text:style-name="P112"><text:s text:c="2"/>0.00 <text:s text:c="5"/>0.00 <text:s text:c="4"/>0.00 <text:s text:c="7"/>7 <text:s text:c="4"/>0.00 <text:s text:c="4"/>0.00 <text:s/>item::~item()</text:p>
      <text:p text:style-name="P113"><text:s text:c="2"/>0.00 <text:s text:c="5"/>0.00 <text:s text:c="4"/>0.00 <text:s text:c="7"/>7 <text:s text:c="4"/>0.00 <text:s text:c="4"/>0.00 <text:s/>node::node(std::__cxx11::basic_string&lt;char, std::char_traits&lt;char&gt;, std::allocator&lt;char&gt; &gt;&amp;, unsigned long long)</text:p>
      <text:p text:style-name="P114"><text:s text:c="2"/>0.00 <text:s text:c="5"/>0.00 <text:s text:c="4"/>0.00 <text:s text:c="7"/>7 <text:s text:c="4"/>0.00 <text:s text:c="4"/>0.00 <text:s/>node::~node()</text:p>
      <text:p text:style-name="P115"><text:s text:c="2"/>0.00 <text:s text:c="5"/>0.00 <text:s text:c="4"/>0.00 <text:s text:c="7"/>3 <text:s text:c="4"/>0.00 <text:s text:c="4"/>0.00 <text:s/>DecartTree::findValue_helper(node*, std::__cxx11::basic_string&lt;char, std::char_traits&lt;char&gt;, std::allocator&lt;char&gt; &gt; const&amp;) const</text:p>
      <text:p text:style-name="P116"><text:s text:c="2"/>0.00 <text:s text:c="5"/>0.00 <text:s text:c="4"/>0.00 <text:s text:c="7"/>3 <text:s text:c="4"/>0.00 <text:s text:c="4"/>0.00 <text:s/>DecartTree::findValue(std::__cxx11::basic_string&lt;char, std::char_traits&lt;char&gt;, std::allocator&lt;char&gt; &gt; const&amp;) const</text:p>
      <text:p text:style-name="P117"><text:s text:c="2"/>0.00 <text:s text:c="5"/>0.00 <text:s text:c="4"/>0.00 <text:s text:c="7"/>2 <text:s text:c="4"/>0.00 <text:s text:c="4"/>0.00 <text:s/>DecartTree::remove_helper(node*, std::__cxx11::basic_string&lt;char, std::char_traits&lt;char&gt;, std::allocator&lt;char&gt; &gt;&amp;)</text:p>
      <text:p text:style-name="P118"><text:s text:c="2"/>0.00 <text:s text:c="5"/>0.00 <text:s text:c="4"/>0.00 <text:s text:c="7"/>2 <text:s text:c="4"/>0.00 <text:s text:c="4"/>0.00 <text:s/>DecartTree::remove(std::__cxx11::basic_string&lt;char, std::char_traits&lt;char&gt;, std::allocator&lt;char&gt; &gt;)</text:p>
      <text:p text:style-name="P119"><text:s text:c="2"/>0.00 <text:s text:c="5"/>0.00 <text:s text:c="4"/>0.00 <text:s text:c="7"/>1 <text:s text:c="4"/>0.00 <text:s text:c="4"/>0.00 <text:s/>__static_initialization_and_destruction_0(int, int)</text:p>
      <text:p text:style-name="P120"><text:s text:c="2"/>0.00 <text:s text:c="5"/>0.00 <text:s text:c="4"/>0.00 <text:s text:c="7"/>1 <text:s text:c="4"/>0.00 <text:s text:c="4"/>0.00 <text:s/>DecartTree::deleteTree()</text:p>
      <text:p text:style-name="P121"><text:s text:c="2"/>0.00 <text:s text:c="5"/>0.00 <text:s text:c="4"/>0.00 <text:s text:c="7"/>1 <text:s text:c="4"/>0.00 <text:s text:c="4"/>0.00 <text:s/>DecartTree::deleteTree_helper(node*)</text:p>
      <text:p text:style-name="P122"><text:s text:c="2"/>0.00 <text:s text:c="5"/>0.00 <text:s text:c="4"/>0.00 <text:s text:c="7"/>1 <text:s text:c="4"/>0.00 <text:s text:c="4"/>0.00 <text:s/>DecartTree::DecartTree()</text:p>
      <text:p text:style-name="P123"/>
      <text:p text:style-name="P124"><text:s/>% <text:s text:c="8"/>the percentage of the total running time of the</text:p>
      <text:p text:style-name="P125">time <text:s text:c="6"/>program used by this function.</text:p>
      <text:p text:style-name="P126"/>
      <text:p text:style-name="P127">cumulative a running sum of the number of seconds accounted</text:p>
      <text:p text:style-name="P128"><text:s/>seconds <text:s text:c="2"/>for by this function and those listed above it.</text:p>
      <text:p text:style-name="P129"/>
      <text:p text:style-name="P130"><text:s/>self <text:s text:c="5"/>the number of seconds accounted for by this</text:p>
      <text:p text:style-name="P131">seconds <text:s text:c="3"/>function alone. <text:s/>This is the major sort for this</text:p>
      <text:p text:style-name="P132"><text:s text:c="11"/>listing.</text:p>
      <text:p text:style-name="P133"/>
      <text:p text:style-name="P134">calls <text:s text:c="5"/>the number of times this function was invoked, if</text:p>
      <text:p text:style-name="P135"><text:s text:c="11"/>this function is profiled, else blank.</text:p>
      <text:p text:style-name="P136"/>
      <text:p text:style-name="P137"><text:s/>self <text:s text:c="5"/>the average number of milliseconds spent in this</text:p>
      <text:p text:style-name="P138">ms/call <text:s text:c="3"/>function per call, if this function is profiled,</text:p>
      <text:p text:style-name="P139"><text:tab/><text:s text:c="3"/>else blank.</text:p>
      <text:p text:style-name="P140"/>
      <text:p text:style-name="P141"><text:s/>total <text:s text:c="4"/>the average number of milliseconds spent in this</text:p>
      <text:p text:style-name="P142">ms/call <text:s text:c="3"/>function and its descendents per call, if this</text:p>
      <text:p text:style-name="P143"><text:tab/><text:s text:c="3"/>function is profiled, else blank.</text:p>
      <text:p text:style-name="P144"/>
      <text:p text:style-name="P145">name <text:s text:c="6"/>the name of the function. <text:s/>This is the minor sort</text:p>
      <text:p text:style-name="P146"><text:s text:c="11"/>for this listing. The index shows the location of</text:p>
      <text:p text:style-name="P147"><text:tab/><text:s text:c="3"/>the function in the gprof listing. If the index is</text:p>
      <text:p text:style-name="P148"><text:tab/><text:s text:c="3"/>in parenthesis it shows where it would appear in</text:p>
      <text:p text:style-name="P149"><text:tab/><text:s text:c="3"/>the gprof listing if it were to be printed.</text:p>
      <text:p text:style-name="P150"/>
      <text:p text:style-name="P151"/>
      <text:p text:style-name="P152">Copyright (C) 2012-2022 Free Software Foundation, Inc.</text:p>
      <text:p text:style-name="P153"/>
      <text:p text:style-name="P154">Copying and distribution of this file, with or without modification,</text:p>
      <text:p text:style-name="P155">are permitted in any medium without royalty provided the copyright</text:p>
      <text:p text:style-name="P156">notice and this notice are preserved.</text:p>
      <text:p text:style-name="P157"/>
      <text:p text:style-name="P158"/>
      <text:p text:style-name="P159"><text:tab/><text:tab/><text:s text:c="5"/>Call graph (explanation follows)</text:p>
      <text:p text:style-name="P160"/>
      <text:p text:style-name="P161"/>
      <text:p text:style-name="P162">granularity: each sample hit covers 4 byte(s) no time propagated</text:p>
      <text:p text:style-name="P163"/>
      <text:p text:style-name="P164">index % time <text:s text:c="3"/>self <text:s/>children <text:s text:c="3"/>called <text:s text:c="4"/>name</text:p>
      <text:p text:style-name="P165"><text:s text:c="16"/>0.00 <text:s text:c="3"/>0.00 <text:s text:c="6"/>6/51 <text:s text:c="9"/>DecartTree::findValue_helper(node*, std::__cxx11::basic_string&lt;char, std::char_traits&lt;char&gt;, std::allocator&lt;char&gt; &gt; const&amp;) const [22]</text:p>
      <text:p text:style-name="P166"><text:s text:c="16"/>0.00 <text:s text:c="3"/>0.00 <text:s text:c="5"/>19/51 <text:s text:c="9"/>DecartTree::inserted_helper(node*, std::__cxx11::basic_string&lt;char, std::char_traits&lt;char&gt;, std::allocator&lt;char&gt; &gt; const&amp;) const [14]</text:p>
      <text:p text:style-name="P167"><text:s text:c="16"/>0.00 <text:s text:c="3"/>0.00 <text:s text:c="5"/>26/51 <text:s text:c="9"/>operator&lt;=(std::__cxx11::basic_string&lt;char, std::char_traits&lt;char&gt;, std::allocator&lt;char&gt; &gt; const&amp;, std::__cxx11::basic_string&lt;char, std::char_traits&lt;char&gt;, std::allocator&lt;char&gt; &gt; const&amp;) [10]</text:p>
      <text:p text:style-name="P168">[8] <text:s text:c="5"/>0.0 <text:s text:c="3"/>0.00 <text:s text:c="3"/>0.00 <text:s text:c="5"/>51 <text:s text:c="8"/>operator&gt;(std::__cxx11::basic_string&lt;char, std::char_traits&lt;char&gt;, std::allocator&lt;char&gt; &gt; const&amp;, std::__cxx11::basic_string&lt;char, std::char_traits&lt;char&gt;, std::allocator&lt;char&gt; &gt; const&amp;) [8]</text:p>
      <text:p text:style-name="P169">-----------------------------------------------</text:p>
      <text:p text:style-name="P170"><text:s text:c="16"/>0.00 <text:s text:c="3"/>0.00 <text:s text:c="6"/>9/31 <text:s text:c="9"/>DecartTree::findValue_helper(node*, std::__cxx11::basic_string&lt;char, std::char_traits&lt;char&gt;, std::allocator&lt;char&gt; &gt; const&amp;) const [22]</text:p>
      <text:p text:style-name="P171"><text:s text:c="16"/>0.00 <text:s text:c="3"/>0.00 <text:s text:c="5"/>22/31 <text:s text:c="9"/>DecartTree::inserted_helper(node*, std::__cxx11::basic_string&lt;char, std::char_traits&lt;char&gt;, std::allocator&lt;char&gt; &gt; const&amp;) const [14]</text:p>
      <text:p text:style-name="P172">[9] <text:s text:c="5"/>0.0 <text:s text:c="3"/>0.00 <text:s text:c="3"/>0.00 <text:s text:c="5"/>31 <text:s text:c="8"/>operator==(std::__cxx11::basic_string&lt;char, std::char_traits&lt;char&gt;, std::allocator&lt;char&gt; &gt; const&amp;, std::__cxx11::basic_string&lt;char, std::char_traits&lt;char&gt;, std::allocator&lt;char&gt; &gt; const&amp;) [9]</text:p>
      <text:p text:style-name="P173">-----------------------------------------------</text:p>
      <text:p text:style-name="P174"><text:s text:c="16"/>0.00 <text:s text:c="3"/>0.00 <text:s text:c="5"/>26/26 <text:s text:c="9"/>DecartTree::split(node*, std::__cxx11::basic_string&lt;char, std::char_traits&lt;char&gt;, std::allocator&lt;char&gt; &gt;) [13]</text:p>
      <text:p text:style-name="P175">[10] <text:s text:c="4"/>0.0 <text:s text:c="3"/>0.00 <text:s text:c="3"/>0.00 <text:s text:c="5"/>26 <text:s text:c="8"/>operator&lt;=(std::__cxx11::basic_string&lt;char, std::char_traits&lt;char&gt;, std::allocator&lt;char&gt; &gt; const&amp;, std::__cxx11::basic_string&lt;char, std::char_traits&lt;char&gt;, std::allocator&lt;char&gt; &gt; const&amp;) [10]</text:p>
      <text:p text:style-name="P176"><text:s text:c="16"/>0.00 <text:s text:c="3"/>0.00 <text:s text:c="5"/>26/51 <text:s text:c="9"/>operator&gt;(std::__cxx11::basic_string&lt;char, std::char_traits&lt;char&gt;, std::allocator&lt;char&gt; &gt; const&amp;, std::__cxx11::basic_string&lt;char, std::char_traits&lt;char&gt;, std::allocator&lt;char&gt; &gt; const&amp;) [8]</text:p>
      <text:p text:style-name="P177">-----------------------------------------------</text:p>
      <text:p text:style-name="P178"><text:s text:c="16"/>0.00 <text:s text:c="3"/>0.00 <text:s text:c="5"/>21/21 <text:s text:c="9"/>main [6]</text:p>
      <text:p text:style-name="P179">[11] <text:s text:c="4"/>0.0 <text:s text:c="3"/>0.00 <text:s text:c="3"/>0.00 <text:s text:c="5"/>21 <text:s text:c="8"/>bool std::operator==&lt;char, std::char_traits&lt;char&gt;, std::allocator&lt;char&gt; &gt;(std::__cxx11::basic_string&lt;char, std::char_traits&lt;char&gt;, std::allocator&lt;char&gt; &gt; const&amp;, char const*) [11]</text:p>
      <text:p text:style-name="P180">-----------------------------------------------</text:p>
      <text:p text:style-name="P181"><text:s text:c="34"/>11 <text:s text:c="12"/>DecartTree::merge(node*, node*) [12]</text:p>
      <text:p text:style-name="P182"><text:s text:c="16"/>0.00 <text:s text:c="3"/>0.00 <text:s text:c="6"/>2/16 <text:s text:c="9"/>DecartTree::remove_helper(node*, std::__cxx11::basic_string&lt;char, std::char_traits&lt;char&gt;, std::allocator&lt;char&gt; &gt;&amp;) [24]</text:p>
      <text:p text:style-name="P183"><text:s text:c="16"/>0.00 <text:s text:c="3"/>0.00 <text:s text:c="5"/>14/16 <text:s text:c="9"/>DecartTree::insert_helper(node*, std::__cxx11::basic_string&lt;char, std::char_traits&lt;char&gt;, std::allocator&lt;char&gt; &gt;&amp;, unsigned long long) [16]</text:p>
      <text:p text:style-name="P184">[12] <text:s text:c="4"/>0.0 <text:s text:c="3"/>0.00 <text:s text:c="3"/>0.00 <text:s text:c="5"/>16+11 <text:s text:c="5"/>DecartTree::merge(node*, node*) [12]</text:p>
      <text:p text:style-name="P185"><text:s text:c="34"/>11 <text:s text:c="12"/>DecartTree::merge(node*, node*) [12]</text:p>
      <text:p text:style-name="P186">-----------------------------------------------</text:p>
      <text:p text:style-name="P187"><text:s text:c="34"/>26 <text:s text:c="12"/>DecartTree::split(node*, std::__cxx11::basic_string&lt;char, std::char_traits&lt;char&gt;, std::allocator&lt;char&gt; &gt;) [13]</text:p>
      <text:p text:style-name="P188"><text:s text:c="16"/>0.00 <text:s text:c="3"/>0.00 <text:s text:c="6"/>4/11 <text:s text:c="9"/>DecartTree::remove_helper(node*, std::__cxx11::basic_string&lt;char, std::char_traits&lt;char&gt;, std::allocator&lt;char&gt; &gt;&amp;) [24]</text:p>
      <text:p text:style-name="P189"><text:s text:c="16"/>0.00 <text:s text:c="3"/>0.00 <text:s text:c="6"/>7/11 <text:s text:c="9"/>DecartTree::insert_helper(node*, std::__cxx11::basic_string&lt;char, std::char_traits&lt;char&gt;, std::allocator&lt;char&gt; &gt;&amp;, unsigned long long) [16]</text:p>
      <text:p text:style-name="P190">[13] <text:s text:c="4"/>0.0 <text:s text:c="3"/>0.00 <text:s text:c="3"/>0.00 <text:s text:c="5"/>11+26 <text:s text:c="5"/>DecartTree::split(node*, std::__cxx11::basic_string&lt;char, std::char_traits&lt;char&gt;, std::allocator&lt;char&gt; &gt;) [13]</text:p>
      <text:p text:style-name="P191"><text:s text:c="16"/>0.00 <text:s text:c="3"/>0.00 <text:s text:c="5"/>26/26 <text:s text:c="9"/>operator&lt;=(std::__cxx11::basic_string&lt;char, std::char_traits&lt;char&gt;, std::allocator&lt;char&gt; &gt; const&amp;, std::__cxx11::basic_string&lt;char, std::char_traits&lt;char&gt;, std::allocator&lt;char&gt; &gt; const&amp;) [10]</text:p>
      <text:p text:style-name="P192"><text:s text:c="34"/>26 <text:s text:c="12"/>DecartTree::split(node*, std::__cxx11::basic_string&lt;char, std::char_traits&lt;char&gt;, std::allocator&lt;char&gt; &gt;) [13]</text:p>
      <text:p text:style-name="P193">-----------------------------------------------</text:p>
      <text:p text:style-name="P194"><text:s text:c="34"/>19 <text:s text:c="12"/>DecartTree::inserted_helper(node*, std::__cxx11::basic_string&lt;char, std::char_traits&lt;char&gt;, std::allocator&lt;char&gt; &gt; const&amp;) const [14]</text:p>
      <text:p text:style-name="P195"><text:s text:c="16"/>0.00 <text:s text:c="3"/>0.00 <text:s text:c="5"/>10/10 <text:s text:c="9"/>DecartTree::inserted(std::__cxx11::basic_string&lt;char, std::char_traits&lt;char&gt;, std::allocator&lt;char&gt; &gt; const&amp;) const [15]</text:p>
      <text:p text:style-name="P196">[14] <text:s text:c="4"/>0.0 <text:s text:c="3"/>0.00 <text:s text:c="3"/>0.00 <text:s text:c="5"/>10+19 <text:s text:c="5"/>DecartTree::inserted_helper(node*, std::__cxx11::basic_string&lt;char, std::char_traits&lt;char&gt;, std::allocator&lt;char&gt; &gt; const&amp;) const [14]</text:p>
      <text:p text:style-name="P197"><text:s text:c="16"/>0.00 <text:s text:c="3"/>0.00 <text:s text:c="5"/>22/31 <text:s text:c="9"/>operator==(std::__cxx11::basic_string&lt;char, std::char_traits&lt;char&gt;, std::allocator&lt;char&gt; &gt; const&amp;, std::__cxx11::basic_string&lt;char, std::char_traits&lt;char&gt;, std::allocator&lt;char&gt; &gt; const&amp;) [9]</text:p>
      <text:p text:style-name="P198"><text:s text:c="16"/>0.00 <text:s text:c="3"/>0.00 <text:s text:c="5"/>19/51 <text:s text:c="9"/>operator&gt;(std::__cxx11::basic_string&lt;char, std::char_traits&lt;char&gt;, std::allocator&lt;char&gt; &gt; const&amp;, std::__cxx11::basic_string&lt;char, std::char_traits&lt;char&gt;, std::allocator&lt;char&gt; &gt; const&amp;) [8]</text:p>
      <text:p text:style-name="P199"><text:s text:c="34"/>19 <text:s text:c="12"/>DecartTree::inserted_helper(node*, std::__cxx11::basic_string&lt;char, std::char_traits&lt;char&gt;, std::allocator&lt;char&gt; &gt; const&amp;) const [14]</text:p>
      <text:p text:style-name="P200">-----------------------------------------------</text:p>
      <text:p text:style-name="P201"><text:s text:c="16"/>0.00 <text:s text:c="3"/>0.00 <text:s text:c="6"/>2/10 <text:s text:c="9"/>DecartTree::remove_helper(node*, std::__cxx11::basic_string&lt;char, std::char_traits&lt;char&gt;, std::allocator&lt;char&gt; &gt;&amp;) [24]</text:p>
      <text:p text:style-name="P202"><text:s text:c="16"/>0.00 <text:s text:c="3"/>0.00 <text:s text:c="6"/>8/10 <text:s text:c="9"/>DecartTree::insert_helper(node*, std::__cxx11::basic_string&lt;char, std::char_traits&lt;char&gt;, std::allocator&lt;char&gt; &gt;&amp;, unsigned long long) [16]</text:p>
      <text:p text:style-name="P203">[15] <text:s text:c="4"/>0.0 <text:s text:c="3"/>0.00 <text:s text:c="3"/>0.00 <text:s text:c="5"/>10 <text:s text:c="8"/>DecartTree::inserted(std::__cxx11::basic_string&lt;char, std::char_traits&lt;char&gt;, std::allocator&lt;char&gt; &gt; const&amp;) const [15]</text:p>
      <text:p text:style-name="P204"><text:s text:c="16"/>0.00 <text:s text:c="3"/>0.00 <text:s text:c="5"/>10/10 <text:s text:c="9"/>DecartTree::inserted_helper(node*, std::__cxx11::basic_string&lt;char, std::char_traits&lt;char&gt;, std::allocator&lt;char&gt; &gt; const&amp;) const [14]</text:p>
      <text:p text:style-name="P205">-----------------------------------------------</text:p>
      <text:p text:style-name="P206"><text:s text:c="16"/>0.00 <text:s text:c="3"/>0.00 <text:s text:c="6"/>8/8 <text:s text:c="10"/>DecartTree::insert(std::__cxx11::basic_string&lt;char, std::char_traits&lt;char&gt;, std::allocator&lt;char&gt; &gt;&amp;, unsigned long long) [17]</text:p>
      <text:p text:style-name="P207">[16] <text:s text:c="4"/>0.0 <text:s text:c="3"/>0.00 <text:s text:c="3"/>0.00 <text:s text:c="6"/>8 <text:s text:c="8"/>DecartTree::insert_helper(node*, std::__cxx11::basic_string&lt;char, std::char_traits&lt;char&gt;, std::allocator&lt;char&gt; &gt;&amp;, unsigned long long) [16]</text:p>
      <text:p text:style-name="P208"><text:s text:c="16"/>0.00 <text:s text:c="3"/>0.00 <text:s text:c="5"/>14/16 <text:s text:c="9"/>DecartTree::merge(node*, node*) [12]</text:p>
      <text:p text:style-name="P209"><text:s text:c="16"/>0.00 <text:s text:c="3"/>0.00 <text:s text:c="6"/>8/10 <text:s text:c="9"/>DecartTree::inserted(std::__cxx11::basic_string&lt;char, std::char_traits&lt;char&gt;, std::allocator&lt;char&gt; &gt; const&amp;) const [15]</text:p>
      <text:p text:style-name="P210"><text:s text:c="16"/>0.00 <text:s text:c="3"/>0.00 <text:s text:c="6"/>7/11 <text:s text:c="9"/>DecartTree::split(node*, std::__cxx11::basic_string&lt;char, std::char_traits&lt;char&gt;, std::allocator&lt;char&gt; &gt;) [13]</text:p>
      <text:p text:style-name="P211"><text:s text:c="16"/>0.00 <text:s text:c="3"/>0.00 <text:s text:c="6"/>7/7<text:s/><text:s text:c="10"/>node::node(std::__cxx11::basic_string&lt;char, std::char_traits&lt;char&gt;, std::allocator&lt;char&gt; &gt;&amp;, unsigned long long) [20]</text:p>
      <text:p text:style-name="P212">-----------------------------------------------</text:p>
      <text:p text:style-name="P213"><text:s text:c="16"/>0.00 <text:s text:c="3"/>0.00 <text:s text:c="6"/>8/8 <text:s text:c="10"/>main [6]</text:p>
      <text:p text:style-name="P214">[17] <text:s text:c="4"/>0.0 <text:s text:c="3"/>0.00 <text:s text:c="3"/>0.00 <text:s text:c="6"/>8 <text:s text:c="8"/>DecartTree::insert(std::__cxx11::basic_string&lt;char, std::char_traits&lt;char&gt;, std::allocator&lt;char&gt; &gt;&amp;, unsigned long long) [17]</text:p>
      <text:p text:style-name="P215"><text:s text:c="16"/>0.00 <text:s text:c="3"/>0.00 <text:s text:c="6"/>8/8 <text:s text:c="10"/>DecartTree::insert_helper(node*, std::__cxx11::basic_string&lt;char, std::char_traits&lt;char&gt;, std::allocator&lt;char&gt; &gt;&amp;, unsigned long long) [16]</text:p>
      <text:p text:style-name="P216">-----------------------------------------------</text:p>
      <text:p text:style-name="P217"><text:s text:c="16"/>0.00 <text:s text:c="3"/>0.00 <text:s text:c="6"/>7/7 <text:s text:c="10"/>node::node(std::__cxx11::basic_string&lt;char, std::char_traits&lt;char&gt;, std::allocator&lt;char&gt; &gt;&amp;, unsigned long long) [20]</text:p>
      <text:p text:style-name="P218">[18] <text:s text:c="4"/>0.0 <text:s text:c="3"/>0.00 <text:s text:c="3"/>0.00 <text:s text:c="6"/>7 <text:s text:c="8"/>item::item() [18]</text:p>
      <text:p text:style-name="P219">-----------------------------------------------</text:p>
      <text:p text:style-name="P220"><text:s text:c="16"/>0.00 <text:s text:c="3"/>0.00 <text:s text:c="6"/>7/7 <text:s text:c="10"/>node::~node() [21]</text:p>
      <text:p text:style-name="P221">[19] <text:s text:c="4"/>0.0 <text:s text:c="3"/>0.00 <text:s text:c="3"/>0.00 <text:s text:c="6"/>7 <text:s text:c="8"/>item::~item() [19]</text:p>
      <text:p text:style-name="P222">-----------------------------------------------</text:p>
      <text:p text:style-name="P223"><text:s text:c="16"/>0.00 <text:s text:c="3"/>0.00 <text:s text:c="6"/>7/7 <text:s text:c="10"/>DecartTree::insert_helper(node*, std::__cxx11::basic_string&lt;char, std::char_traits&lt;char&gt;, std::allocator&lt;char&gt; &gt;&amp;, unsigned long long) [16]</text:p>
      <text:p text:style-name="P224">[20] <text:s text:c="4"/>0.0 <text:s text:c="3"/>0.00 <text:s text:c="3"/>0.00 <text:s text:c="6"/>7 <text:s text:c="8"/>node::node(std::__cxx11::basic_string&lt;char, std::char_traits&lt;char&gt;, std::allocator&lt;char&gt; &gt;&amp;, unsigned long long) [20]</text:p>
      <text:p text:style-name="P225"><text:s text:c="16"/>0.00 <text:s text:c="3"/>0.00 <text:s text:c="6"/>7/7 <text:s text:c="10"/>item::item() [18]</text:p>
      <text:p text:style-name="P226">-----------------------------------------------</text:p>
      <text:p text:style-name="P227"><text:s text:c="16"/>0.00 <text:s text:c="3"/>0.00 <text:s text:c="6"/>2/7 <text:s text:c="10"/>DecartTree::remove_helper(node*, std::__cxx11::basic_string&lt;char, std::char_traits&lt;char&gt;, std::allocator&lt;char&gt; &gt;&amp;) [24]</text:p>
      <text:p text:style-name="P228"><text:s text:c="16"/>0.00 <text:s text:c="3"/>0.00 <text:s text:c="6"/>5/7 <text:s text:c="10"/>DecartTree::deleteTree_helper(node*) [28]</text:p>
      <text:p text:style-name="P229">[21] <text:s text:c="4"/>0.0 <text:s text:c="3"/>0.00 <text:s text:c="3"/>0.00 <text:s text:c="6"/>7 <text:s text:c="8"/>node::~node() [21]</text:p>
      <text:p text:style-name="P230"><text:s text:c="16"/>0.00 <text:s text:c="3"/>0.00 <text:s text:c="6"/>7/7 <text:s text:c="10"/>item::~item() [19]</text:p>
      <text:p text:style-name="P231">-----------------------------------------------</text:p>
      <text:p text:style-name="P232"><text:s text:c="35"/>6 <text:s text:c="12"/>DecartTree::findValue_helper(node*, std::__cxx11::basic_string&lt;char, std::char_traits&lt;char&gt;, std::allocator&lt;char&gt; &gt; const&amp;) const [22]</text:p>
      <text:p text:style-name="P233"><text:s text:c="16"/>0.00 <text:s text:c="3"/>0.00 <text:s text:c="6"/>3/3 <text:s text:c="10"/>DecartTree::findValue(std::__cxx11::basic_string&lt;char, std::char_traits&lt;char&gt;, std::allocator&lt;char&gt; &gt; const&amp;) const [23]</text:p>
      <text:p text:style-name="P234">[22] <text:s text:c="4"/>0.0 <text:s text:c="3"/>0.00 <text:s text:c="3"/>0.00 <text:s text:c="6"/>3+6 <text:s text:c="6"/>DecartTree::findValue_helper(node*, std::__cxx11::basic_string&lt;char, std::char_traits&lt;char&gt;, std::allocator&lt;char&gt; &gt; const&amp;) const [22]</text:p>
      <text:p text:style-name="P235"><text:s text:c="16"/>0.00 <text:s text:c="3"/>0.00 <text:s text:c="6"/>9/31 <text:s text:c="9"/>operator==(std::__cxx11::basic_string&lt;char, std::char_traits&lt;char&gt;, std::allocator&lt;char&gt; &gt; const&amp;, std::__cxx11::basic_string&lt;char, std::char_traits&lt;char&gt;, std::allocator&lt;char&gt; &gt; const&amp;) [9]</text:p>
      <text:p text:style-name="P236"><text:s text:c="16"/>0.00 <text:s text:c="3"/>0.00 <text:s text:c="6"/>6/51 <text:s text:c="9"/>operator&gt;(std::__cxx11::basic_string&lt;char, std::char_traits&lt;char&gt;, std::allocator&lt;char&gt; &gt; const&amp;, std::__cxx11::basic_string&lt;char, std::char_traits&lt;char&gt;, std::allocator&lt;char&gt; &gt; const&amp;) [8]</text:p>
      <text:p text:style-name="P237"><text:s text:c="35"/>6 <text:s text:c="12"/>DecartTree::findValue_helper(node*, std::__cxx11::basic_string&lt;char, std::char_traits&lt;char&gt;, std::allocator&lt;char&gt; &gt; const&amp;) const [22]</text:p>
      <text:p text:style-name="P238">-----------------------------------------------</text:p>
      <text:p text:style-name="P239"><text:s text:c="16"/>0.00 <text:s text:c="3"/>0.00 <text:s text:c="6"/>3/3 <text:s text:c="10"/>main [6]</text:p>
      <text:p text:style-name="P240">[23] <text:s text:c="4"/>0.0<text:s/><text:s text:c="3"/>0.00 <text:s text:c="3"/>0.00 <text:s text:c="6"/>3 <text:s text:c="8"/>DecartTree::findValue(std::__cxx11::basic_string&lt;char, std::char_traits&lt;char&gt;, std::allocator&lt;char&gt; &gt; const&amp;) const [23]</text:p>
      <text:p text:style-name="P241"><text:s text:c="16"/>0.00 <text:s text:c="3"/>0.00 <text:s text:c="6"/>3/3 <text:s text:c="10"/>DecartTree::findValue_helper(node*, std::__cxx11::basic_string&lt;char, std::char_traits&lt;char&gt;, std::allocator&lt;char&gt; &gt; const&amp;) const [22]</text:p>
      <text:p text:style-name="P242">-----------------------------------------------</text:p>
      <text:p text:style-name="P243"><text:s text:c="16"/>0.00 <text:s text:c="3"/>0.00 <text:s text:c="6"/>2/2 <text:s text:c="10"/>DecartTree::remove(std::__cxx11::basic_string&lt;char, std::char_traits&lt;char&gt;, std::allocator&lt;char&gt; &gt;) [25]</text:p>
      <text:p text:style-name="P244">[24] <text:s text:c="4"/>0.0 <text:s text:c="3"/>0.00 <text:s text:c="3"/>0.00 <text:s text:c="6"/>2 <text:s text:c="8"/>DecartTree::remove_helper(node*, std::__cxx11::basic_string&lt;char, std::char_traits&lt;char&gt;, std::allocator&lt;char&gt; &gt;&amp;) [24]</text:p>
      <text:p text:style-name="P245"><text:s text:c="16"/>0.00 <text:s text:c="3"/>0.00 <text:s text:c="6"/>4/11 <text:s text:c="9"/>DecartTree::split(node*, std::__cxx11::basic_string&lt;char, std::char_traits&lt;char&gt;, std::allocator&lt;char&gt; &gt;) [13]</text:p>
      <text:p text:style-name="P246"><text:s text:c="16"/>0.00 <text:s text:c="3"/>0.00 <text:s text:c="6"/>2/10 <text:s text:c="9"/>DecartTree::inserted(std::__cxx11::basic_string&lt;char, std::char_traits&lt;char&gt;, std::allocator&lt;char&gt; &gt; const&amp;) const [15]</text:p>
      <text:p text:style-name="P247"><text:s text:c="16"/>0.00 <text:s text:c="3"/>0.00 <text:s text:c="6"/>2/7 <text:s text:c="10"/>node::~node() [21]</text:p>
      <text:p text:style-name="P248"><text:s text:c="16"/>0.00 <text:s text:c="3"/>0.00 <text:s text:c="6"/>2/16 <text:s text:c="9"/>DecartTree::merge(node*, node*) [12]</text:p>
      <text:p text:style-name="P249">-----------------------------------------------</text:p>
      <text:p text:style-name="P250"><text:s text:c="16"/>0.00 <text:s text:c="3"/>0.00 <text:s text:c="6"/>2/2 <text:s text:c="10"/>main [6]</text:p>
      <text:p text:style-name="P251">[25] <text:s text:c="4"/>0.0 <text:s text:c="3"/>0.00 <text:s text:c="3"/>0.00 <text:s text:c="6"/>2 <text:s text:c="8"/>DecartTree::remove(std::__cxx11::basic_string&lt;char, std::char_traits&lt;char&gt;, std::allocator&lt;char&gt; &gt;) [25]</text:p>
      <text:p text:style-name="P252"><text:s text:c="16"/>0.00 <text:s text:c="3"/>0.00 <text:s text:c="6"/>2/2 <text:s text:c="10"/>DecartTree::remove_helper(node*, std::__cxx11::basic_string&lt;char, std::char_traits&lt;char&gt;, std::allocator&lt;char&gt; &gt;&amp;) [24]</text:p>
      <text:p text:style-name="P253">-----------------------------------------------</text:p>
      <text:p text:style-name="P254"><text:s text:c="16"/>0.00 <text:s text:c="3"/>0.00 <text:s text:c="6"/>1/1 <text:s text:c="10"/>_GLOBAL__sub_I_main [30]</text:p>
      <text:p text:style-name="P255">[26] <text:s text:c="4"/>0.0 <text:s text:c="3"/>0.00 <text:s text:c="3"/>0.00 <text:s text:c="6"/>1 <text:s text:c="8"/>__static_initialization_and_destruction_0(int, int) [26]</text:p>
      <text:p text:style-name="P256">-----------------------------------------------</text:p>
      <text:p text:style-name="P257"><text:s text:c="16"/>0.00 <text:s text:c="3"/>0.00 <text:s text:c="6"/>1/1 <text:s text:c="10"/>main [6]</text:p>
      <text:p text:style-name="P258">[27] <text:s text:c="4"/>0.0 <text:s text:c="3"/>0.00 <text:s text:c="3"/>0.00 <text:s text:c="6"/>1 <text:s text:c="8"/>DecartTree::deleteTree() [27]</text:p>
      <text:p text:style-name="P259"><text:s text:c="16"/>0.00 <text:s text:c="3"/>0.00 <text:s text:c="6"/>1/1 <text:s text:c="10"/>DecartTree::deleteTree_helper(node*) [28]</text:p>
      <text:p text:style-name="P260">-----------------------------------------------</text:p>
      <text:p text:style-name="P261"><text:s text:c="34"/>10 <text:s text:c="12"/>DecartTree::deleteTree_helper(node*) [28]</text:p>
      <text:p text:style-name="P262"><text:s text:c="16"/>0.00 <text:s text:c="3"/>0.00 <text:s text:c="6"/>1/1 <text:s text:c="10"/>DecartTree::deleteTree() [27]</text:p>
      <text:p text:style-name="P263">[28] <text:s text:c="4"/>0.0 <text:s text:c="3"/>0.00 <text:s text:c="3"/>0.00 <text:s text:c="6"/>1+10 <text:s text:c="5"/>DecartTree::deleteTree_helper(node*) [28]</text:p>
      <text:p text:style-name="P264"><text:s text:c="16"/>0.00 <text:s text:c="3"/>0.00 <text:s text:c="6"/>5/7 <text:s text:c="10"/>node::~node() [21]</text:p>
      <text:p text:style-name="P265"><text:s text:c="34"/>10 <text:s text:c="12"/>DecartTree::deleteTree_helper(node*) [28]</text:p>
      <text:p text:style-name="P266">-----------------------------------------------</text:p>
      <text:p text:style-name="P267"><text:s text:c="16"/>0.00 <text:s text:c="3"/>0.00 <text:s text:c="6"/>1/1 <text:s text:c="10"/>main [6]</text:p>
      <text:p text:style-name="P268">[29] <text:s text:c="4"/>0.0 <text:s text:c="3"/>0.00 <text:s text:c="3"/>0.00 <text:s text:c="6"/>1 <text:s text:c="8"/>DecartTree::DecartTree() [29]</text:p>
      <text:p text:style-name="P269">-----------------------------------------------</text:p>
      <text:p text:style-name="P270"/>
      <text:p text:style-name="P271"><text:s/>This table describes the call tree of the program, and was sorted by</text:p>
      <text:p text:style-name="P272"><text:s/>the total amount of time spent in each function and its children.</text:p>
      <text:p text:style-name="P273"/>
      <text:p text:style-name="P274"><text:s/>Each entry in this table consists of several lines. <text:s/>The line with the</text:p>
      <text:p text:style-name="P275"><text:s/>index number at the left hand margin lists the current function.</text:p>
      <text:p text:style-name="P276"><text:s/>The lines above it list the functions that called this function,</text:p>
      <text:p text:style-name="P277"><text:s/>and the lines below it list the functions this one called.</text:p>
      <text:p text:style-name="P278"><text:s/>This line lists:</text:p>
      <text:p text:style-name="P279"><text:s text:c="5"/>index<text:tab/>A unique number given to each element of the table.</text:p>
      <text:p text:style-name="P280"><text:tab/><text:tab/>Index numbers are sorted numerically.</text:p>
      <text:p text:style-name="P281"><text:tab/><text:tab/>The index number is printed next to every function name so</text:p>
      <text:p text:style-name="P282"><text:tab/><text:tab/>it is easier to look up where the function is in the table.</text:p>
      <text:p text:style-name="P283"/>
      <text:p text:style-name="P284"><text:s text:c="5"/>% time<text:tab/>This is the percentage of the `total' time that was spent</text:p>
      <text:p text:style-name="P285"><text:tab/><text:tab/>in this function and its children. <text:s/>Note that due to</text:p>
      <text:p text:style-name="P286"><text:tab/><text:tab/>different viewpoints, functions excluded by options, etc,</text:p>
      <text:p text:style-name="P287"><text:tab/><text:tab/>these numbers will NOT add up to 100%.</text:p>
      <text:p text:style-name="P288"/>
      <text:p text:style-name="P289"><text:s text:c="5"/>self<text:tab/>This is the total amount of time spent in this function.</text:p>
      <text:p text:style-name="P290"/>
      <text:p text:style-name="P291"><text:s text:c="5"/>children<text:tab/>This is the total amount of time propagated into this</text:p>
      <text:p text:style-name="P292"><text:tab/><text:tab/>function by its children.</text:p>
      <text:p text:style-name="P293"/>
      <text:p text:style-name="P294"><text:s text:c="5"/>called<text:tab/>This is the number of times the function was called.</text:p>
      <text:p text:style-name="P295"><text:tab/><text:tab/>If the function called itself recursively, the number</text:p>
      <text:p text:style-name="P296"><text:tab/><text:tab/>only includes non-recursive calls, and is followed by</text:p>
      <text:p text:style-name="P297"><text:tab/><text:tab/>a `+' and the number of recursive calls.</text:p>
      <text:p text:style-name="P298"/>
      <text:p text:style-name="P299"><text:s text:c="5"/>name<text:tab/>The name of the current function. <text:s/>The index number is</text:p>
      <text:p text:style-name="P300"><text:tab/><text:tab/>printed after it. <text:s/>If the function is a member of a</text:p>
      <text:p text:style-name="P301"><text:tab/><text:tab/>cycle, the cycle number is printed between the</text:p>
      <text:p text:style-name="P302"><text:tab/><text:tab/>function's name and the index number.</text:p>
      <text:p text:style-name="P303"/>
      <text:p text:style-name="P304"/>
      <text:p text:style-name="P305"><text:s/>For the<text:s/>function's parents, the fields have the following meanings:</text:p>
      <text:p text:style-name="P306"/>
      <text:p text:style-name="P307"><text:s text:c="5"/>self<text:tab/>This is the amount of time that was propagated directly</text:p>
      <text:p text:style-name="P308"><text:tab/><text:tab/>from the function into this parent.</text:p>
      <text:p text:style-name="P309"/>
      <text:p text:style-name="P310"><text:s text:c="5"/>children<text:tab/>This is the amount of time that was propagated from</text:p>
      <text:p text:style-name="P311"><text:tab/><text:tab/>the function's children into this parent.</text:p>
      <text:p text:style-name="P312"/>
      <text:p text:style-name="P313"><text:s text:c="5"/>called<text:tab/>This is the number of times this parent called the</text:p>
      <text:p text:style-name="P314"><text:tab/><text:tab/>function `/' the total number of times the function</text:p>
      <text:p text:style-name="P315"><text:tab/><text:tab/>was called. <text:s/>Recursive calls to the function are not</text:p>
      <text:p text:style-name="P316"><text:tab/><text:tab/>included in the number after the `/'.</text:p>
      <text:p text:style-name="P317"/>
      <text:p text:style-name="P318"><text:s text:c="5"/>name<text:tab/>This is the name of the parent. <text:s/>The parent's index</text:p>
      <text:p text:style-name="P319"><text:tab/><text:tab/>number is printed after it. <text:s/>If the parent is a</text:p>
      <text:p text:style-name="P320"><text:tab/><text:tab/>member of a cycle, the cycle number is printed between</text:p>
      <text:p text:style-name="P321"><text:tab/><text:tab/>the name and the index number.</text:p>
      <text:p text:style-name="P322"/>
      <text:p text:style-name="P323"><text:s/>If the parents of the function cannot be determined, the word</text:p>
      <text:p text:style-name="P324"><text:s/>`&lt;spontaneous&gt;' is printed in the `name' field, and all the other</text:p>
      <text:p text:style-name="P325"><text:s/>fields are blank.</text:p>
      <text:p text:style-name="P326"/>
      <text:p text:style-name="P327"><text:s/>For the function's children, the fields have the following meanings:</text:p>
      <text:p text:style-name="P328"/>
      <text:p text:style-name="P329"><text:s text:c="5"/>self<text:tab/>This is the amount of time that was propagated directly</text:p>
      <text:p text:style-name="P330"><text:tab/><text:tab/>from the child into the function.</text:p>
      <text:p text:style-name="P331"/>
      <text:p text:style-name="P332"><text:s text:c="5"/>children<text:tab/>This is the amount of time that was propagated from the</text:p>
      <text:p text:style-name="P333"><text:tab/><text:tab/>child's children to the function.</text:p>
      <text:p text:style-name="P334"/>
      <text:p text:style-name="P335"><text:s text:c="5"/>called<text:tab/>This is the number of times the function called</text:p>
      <text:p text:style-name="P336"><text:tab/><text:tab/>this child `/' the total number of times the child</text:p>
      <text:p text:style-name="P337"><text:tab/><text:tab/>was called. <text:s/>Recursive calls by the child are not</text:p>
      <text:p text:style-name="P338"><text:tab/><text:tab/>listed in the number after the `/'.</text:p>
      <text:p text:style-name="P339"/>
      <text:p text:style-name="P340"><text:s text:c="5"/>name<text:tab/>This is the name of the child. <text:s/>The child's index</text:p>
      <text:p text:style-name="P341"><text:tab/><text:tab/>number is printed after it. <text:s/>If the child is a</text:p>
      <text:p text:style-name="P342"><text:tab/><text:tab/>member of a cycle, the cycle number is printed</text:p>
      <text:p text:style-name="P343"><text:tab/><text:tab/>between the name and the index number.</text:p>
      <text:p text:style-name="P344"/>
      <text:p text:style-name="P345"><text:s/>If there are any cycles (circles) in the call graph, there is an</text:p>
      <text:p text:style-name="P346"><text:s/>entry for the cycle-as-a-whole. <text:s/>This entry shows who called the</text:p>
      <text:p text:style-name="P347"><text:s/>cycle (as parents) and the members of the cycle (as children.)</text:p>
      <text:p text:style-name="P348"><text:s/>The `+' recursive calls entry shows the number of function calls that</text:p>
      <text:p text:style-name="P349"><text:s/>were internal to the cycle, and the calls entry for each member shows,</text:p>
      <text:p text:style-name="P350"><text:s/>for that member, how many times it was called from other members of</text:p>
      <text:p text:style-name="P351"><text:s/>the cycle.</text:p>
      <text:p text:style-name="P352"/>
      <text:p text:style-name="P353"/>
      <text:p text:style-name="P354">Copyright (C) 2012-2022 Free Software Foundation, Inc.</text:p>
      <text:p text:style-name="P355"/>
      <text:p text:style-name="P356">Copying and<text:s/>distribution of this file, with or without modification,</text:p>
      <text:p text:style-name="P357">are permitted in any medium without royalty provided the copyright</text:p>
      <text:p text:style-name="P358">notice and this notice are preserved.</text:p>
      <text:p text:style-name="P359"/>
      <text:p text:style-name="P360"/>
      <text:p text:style-name="P361">Index by function name</text:p>
      <text:p text:style-name="P362"/>
      <text:p text:style-name="P363"><text:s text:c="2"/>[26] __static_initialization_and_destruction_0(int, int) [25] DecartTree::remove(std::__cxx11::basic_string&lt;char, std::char_traits&lt;char&gt;, std::allocator&lt;char&gt; &gt;) [15] DecartTree::inserted(std::__cxx11::basic_string&lt;char, std::char_traits&lt;char&gt;, std::allocator&lt;char&gt; &gt; const&amp;) const</text:p>
      <text:p text:style-name="P364"><text:s text:c="2"/>[27] DecartTree::deleteTree() [29] DecartTree::DecartTree() [23] DecartTree::findValue(std::__cxx11::basic_string&lt;char, std::char_traits&lt;char&gt;, std::allocator&lt;char&gt; &gt; const&amp;) const</text:p>
      <text:p text:style-name="P365"><text:s text:c="2"/>[16] DecartTree::insert_helper(node*, std::__cxx11::basic_string&lt;char, std::char_traits&lt;char&gt;, std::allocator&lt;char&gt; &gt;&amp;, unsigned long long) [18] item::item() [11] bool std::operator==&lt;char, std::char_traits&lt;char&gt;, std::allocator&lt;char&gt; &gt;(std::__cxx11::basic_string&lt;char, std::char_traits&lt;char&gt;, std::allocator&lt;char&gt; &gt; const&amp;, char const*)</text:p>
      <text:p text:style-name="P366"><text:s text:c="2"/>[24] DecartTree::remove_helper(node*, std::__cxx11::basic_string&lt;char, std::char_traits&lt;char&gt;, std::allocator&lt;char&gt; &gt;&amp;) [19] item::~item() [9] operator==(std::__cxx11::basic_string&lt;char, std::char_traits&lt;char&gt;, std::allocator&lt;char&gt; &gt; const&amp;, std::__cxx11::basic_string&lt;char, std::char_traits&lt;char&gt;, std::allocator&lt;char&gt; &gt; const&amp;)</text:p>
      <text:p text:style-name="P367"><text:s text:c="2"/>[28] DecartTree::deleteTree_helper(node*) [20] node::node(std::__cxx11::basic_string&lt;char, std::char_traits&lt;char&gt;, std::allocator&lt;char&gt; &gt;&amp;, unsigned long long) [8] operator&gt;(std::__cxx11::basic_string&lt;char, std::char_traits&lt;char&gt;, std::allocator&lt;char&gt; &gt; const&amp;, std::__cxx11::basic_string&lt;char, std::char_traits&lt;char&gt;, std::allocator&lt;char&gt; &gt; const&amp;)</text:p>
      <text:p text:style-name="P368"><text:s text:c="2"/>[12] DecartTree::merge(node*, node*) [21] node::~node() [10]<text:s/>operator&lt;=(std::__cxx11::basic_string&lt;char, std::char_traits&lt;char&gt;, std::allocator&lt;char&gt; &gt; const&amp;, std::__cxx11::basic_string&lt;char, std::char_traits&lt;char&gt;, std::allocator&lt;char&gt; &gt; const&amp;)</text:p>
      <text:p text:style-name="P369"><text:s text:c="2"/>[13] DecartTree::split(node*, std::__cxx11::basic_string&lt;char, std::char_traits&lt;char&gt;, std::allocator&lt;char&gt; &gt;) [14] DecartTree::inserted_helper(node*, std::__cxx11::basic_string&lt;char, std::char_traits&lt;char&gt;, std::allocator&lt;char&gt; &gt; const&amp;) const</text:p>
      <text:p text:style-name="P370"><text:s text:c="2"/>[17] DecartTree::insert(std::__cxx11::basic_string&lt;char, std::char_traits&lt;char&gt;, std::allocator&lt;char&gt; &gt;&amp;, unsigned long long) [22] DecartTree::findValue_helper(node*, std::__cxx11::basic_string&lt;char, std::char_traits&lt;char&gt;, std::allocator&lt;char&gt; &gt; const&amp;) const</text:p>
      <text:p text:style-name="P371"/>
      <text:p text:style-name="P372">Данный текст, сгенерированный утилитой gprof, отражает внутреннюю работу кода, а именно: время, затраченное на выполнение фукций, суммарное время работы кода, последовательность вызовов функций, некоторые системные вызовы, в общем утилита gprof представляет довольно обширные статистические данные, которые могут быть полезны для отладки и улучшения «слабых» мест программы.</text:p>
      <text:h text:style-name="P373" text:outline-level="1"/>
      <text:p text:style-name="P374"><text:span text:style-name="T375">Применение</text:span><text:span text:style-name="T376"><text:s/>Valgrind</text:span></text:p>
      <text:h text:style-name="P377" text:outline-level="1">root@stud-System-Product-Name:/home/stud/discran_lab_2# valgrind <text:s/>./Decart_tree.out</text:h>
      <text:p text:style-name="Textbody"><text:span text:style-name="T378">==23072== Memcheck, a memory error detector</text:span></text:p>
      <text:p text:style-name="Textbody"><text:span text:style-name="T379">==23072== Copyright (C) 2002-2017, and GNU GPL'd, by Julian Seward et al.</text:span></text:p>
      <text:p text:style-name="Textbody"><text:span text:style-name="T380">==23072== Using Valgrind-3.18.1 and LibVEX; rerun with -h for copyright info</text:span></text:p>
      <text:p text:style-name="Textbody"><text:span text:style-name="T381">==23072== Command: ./Decart_tree.out</text:span></text:p>
      <text:p text:style-name="Textbody"><text:span text:style-name="T382">==23072==</text:span></text:p>
      <text:p text:style-name="Textbody"><text:span text:style-name="T383">+ a 1</text:span></text:p>
      <text:p text:style-name="Textbody"><text:span text:style-name="T384">OK</text:span></text:p>
      <text:p text:style-name="Textbody"><text:span text:style-name="T385">+ a 2</text:span></text:p>
      <text:p text:style-name="Textbody"><text:span text:style-name="T386">Exist</text:span></text:p>
      <text:p text:style-name="Textbody"><text:span text:style-name="T387">+ b 2</text:span></text:p>
      <text:p text:style-name="Textbody"><text:span text:style-name="T388">OK</text:span></text:p>
      <text:p text:style-name="Textbody"><text:span text:style-name="T389">+ c 3</text:span></text:p>
      <text:p text:style-name="Textbody"><text:span text:style-name="T390">OK</text:span></text:p>
      <text:p text:style-name="Textbody"><text:span text:style-name="T391">+ d 4</text:span></text:p>
      <text:p text:style-name="Textbody"><text:span text:style-name="T392">OK</text:span></text:p>
      <text:p text:style-name="Textbody"><text:span text:style-name="T393">+ e 5</text:span></text:p>
      <text:p text:style-name="Textbody"><text:span text:style-name="T394">OK</text:span></text:p>
      <text:p text:style-name="Textbody"><text:span text:style-name="T395">+ fdsafddf 3121</text:span></text:p>
      <text:p text:style-name="Textbody"><text:span text:style-name="T396">OK</text:span></text:p>
      <text:p text:style-name="Textbody"><text:span text:style-name="T397">- a</text:span></text:p>
      <text:p text:style-name="Textbody"><text:span text:style-name="T398">OK</text:span></text:p>
      <text:p text:style-name="Textbody"><text:span text:style-name="T399">a</text:span></text:p>
      <text:p text:style-name="Textbody"><text:span text:style-name="T400">NoSuchWord</text:span></text:p>
      <text:p text:style-name="Textbody"><text:span text:style-name="T401">e</text:span></text:p>
      <text:p text:style-name="Textbody"><text:span text:style-name="T402">OK: 5</text:span></text:p>
      <text:p text:style-name="Textbody"><text:span text:style-name="T403">==23072== Invalid read of size 8</text:span></text:p>
      <text:p text:style-name="Textbody"><text:span text:style-name="T404">==23072== <text:s text:c="3"/>at 0x10BADE: DecartTree::deleteTree_helper(node*) (in /home/stud/discran_lab_2/Decart_tree.out)</text:span></text:p>
      <text:p text:style-name="Textbody"><text:span text:style-name="T405">==23072== <text:s text:c="3"/>by 0x10B09B: DecartTree::deleteTree() (in /home/stud/discran_lab_2/Decart_tree.out)</text:span></text:p>
      <text:p text:style-name="Textbody"><text:span text:style-name="T406">==23072== <text:s text:c="3"/>by 0x10B32D: DecartTree::~DecartTree() (in /home/stud/discran_lab_2/Decart_tree.out)</text:span></text:p>
      <text:p text:style-name="Textbody"><text:span text:style-name="T407">==23072== <text:s text:c="3"/>by 0x10AACC: main (in /home/stud/discran_lab_2/Decart_tree.out)</text:span></text:p>
      <text:p text:style-name="Textbody"><text:span text:style-name="T408">==23072== <text:s/>Address 0x4de1e40 is 48 bytes inside a block of size 64 free'd</text:span></text:p>
      <text:p text:style-name="Textbody"><text:span text:style-name="T409">==23072== <text:s text:c="3"/>at 0x484BB6F: operator delete(void*, unsigned long) (in /usr/libexec/valgrind/vgpreload_memcheck-amd64-linux.so)</text:span></text:p>
      <text:p text:style-name="Textbody"><text:span text:style-name="T410">==23072== <text:s text:c="3"/>by 0x10BB25: DecartTree::deleteTree_helper(node*) (in /home/stud/discran_lab_2/Decart_tree.out)</text:span></text:p>
      <text:p text:style-name="Textbody"><text:span text:style-name="T411">==23072== <text:s text:c="3"/>by 0x10B09B: DecartTree::deleteTree() (in /home/stud/discran_lab_2/Decart_tree.out)</text:span></text:p>
      <text:p text:style-name="Textbody"><text:span text:style-name="T412">==23072== <text:s text:c="3"/>by 0x10AABD: main (in /home/stud/discran_lab_2/Decart_tree.out)</text:span></text:p>
      <text:p text:style-name="Textbody"><text:span text:style-name="T413">==23072== <text:s/>Block was alloc'd at</text:span></text:p>
      <text:p text:style-name="Textbody"><text:span text:style-name="T414">==23072== <text:s text:c="3"/>at 0x4849013: operator new(unsigned long) (in<text:s/></text:span><text:span text:style-name="T415">/usr/libexec/valgrind/vgpreload_memcheck-amd64-linux.so)</text:span></text:p>
      <text:p text:style-name="Textbody"><text:span text:style-name="T416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417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418">==23072== <text:s text:c="3"/>by 0x10A7A2: main (in /home/stud/discran_lab_2/Decart_tree.out)</text:span></text:p>
      <text:p text:style-name="Textbody"><text:span text:style-name="T419">==23072==</text:span></text:p>
      <text:p text:style-name="Textbody"><text:span text:style-name="T420">==23072== Invalid read of size 8</text:span></text:p>
      <text:p text:style-name="Textbody"><text:span text:style-name="T421">==23072== <text:s text:c="3"/>at 0x10BADE: DecartTree::deleteTree_helper(node*) (in /home/stud/discran_lab_2/Decart_tree.out)</text:span></text:p>
      <text:p text:style-name="Textbody"><text:span text:style-name="T422">==23072== <text:s text:c="3"/>by 0x10BAF0: DecartTree::deleteTree_helper(node*) (in /home/stud/discran_lab_2/Decart_tree.out)</text:span></text:p>
      <text:p text:style-name="Textbody"><text:span text:style-name="T423">==23072== <text:s text:c="3"/>by 0x10B09B: DecartTree::deleteTree() (in /home/stud/discran_lab_2/Decart_tree.out)</text:span></text:p>
      <text:p text:style-name="Textbody"><text:span text:style-name="T424">==23072== <text:s text:c="3"/>by 0x10B32D: DecartTree::~DecartTree() (in /home/stud/discran_lab_2/Decart_tree.out)</text:span></text:p>
      <text:p text:style-name="Textbody"><text:span text:style-name="T425">==23072== <text:s text:c="3"/>by 0x10AACC: main (in /home/stud/discran_lab_2/Decart_tree.out)</text:span></text:p>
      <text:p text:style-name="Textbody"><text:span text:style-name="T426">==23072== <text:s/>Address 0x4de1700 is 48 bytes inside a block of size 64 free'd</text:span></text:p>
      <text:p text:style-name="Textbody"><text:span text:style-name="T427">==23072== <text:s text:c="3"/>at 0x484BB6F: operator delete(void*, unsigned long) (in /usr/libexec/valgrind/vgpreload_memcheck-amd64-linux.so)</text:span></text:p>
      <text:p text:style-name="Textbody"><text:span text:style-name="T428">==23072== <text:s text:c="3"/>by 0x10BB25: DecartTree::deleteTree_helper(node*) (in /home/stud/discran_lab_2/Decart_tree.out)</text:span></text:p>
      <text:p text:style-name="Textbody"><text:span text:style-name="T429">==23072== <text:s text:c="3"/>by 0x10BAF0: DecartTree::deleteTree_helper(node*) (in /home/stud/discran_lab_2/Decart_tree.out)</text:span></text:p>
      <text:p text:style-name="Textbody"><text:span text:style-name="T430">==23072== <text:s text:c="3"/>by 0x10B09B: DecartTree::deleteTree() (in /home/stud/discran_lab_2/Decart_tree.out)</text:span></text:p>
      <text:p text:style-name="Textbody"><text:span text:style-name="T431">==23072== <text:s text:c="3"/>by 0x10AABD: main (in /home/stud/discran_lab_2/Decart_tree.out)</text:span></text:p>
      <text:p text:style-name="Textbody"><text:span text:style-name="T432">==23072== <text:s/>Block was alloc'd at</text:span></text:p>
      <text:p text:style-name="Textbody"><text:span text:style-name="T433">==23072== <text:s text:c="3"/>at 0x4849013: operator new(unsigned long) (in /usr/libexec/valgrind/vgpreload_memcheck-amd64-linux.so)</text:span></text:p>
      <text:p text:style-name="Textbody"><text:span text:style-name="T434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435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436">==23072== <text:s text:c="3"/>by 0x10A7A2: main (in /home/stud/discran_lab_2/Decart_tree.out)</text:span></text:p>
      <text:p text:style-name="Textbody"><text:span text:style-name="T437">==23072==</text:span></text:p>
      <text:p text:style-name="Textbody"><text:span text:style-name="T438">==23072== Invalid read of size 8</text:span></text:p>
      <text:p text:style-name="Textbody"><text:span text:style-name="T439">==23072== <text:s text:c="3"/>at 0x10BAF5: DecartTree::deleteTree_helper(node*) (in /home/stud/discran_lab_2/Decart_tree.out)</text:span></text:p>
      <text:p text:style-name="Textbody"><text:span text:style-name="T440">==23072== <text:s text:c="3"/>by 0x10BAF0: DecartTree::deleteTree_helper(node*) (in /home/stud/discran_lab_2/Decart_tree.out)</text:span></text:p>
      <text:p text:style-name="Textbody"><text:span text:style-name="T441">==23072== <text:s text:c="3"/>by 0x10B09B: DecartTree::deleteTree() (in /home/stud/discran_lab_2/Decart_tree.out)</text:span></text:p>
      <text:p text:style-name="Textbody"><text:span text:style-name="T442">==23072== <text:s text:c="3"/>by 0x10B32D: DecartTree::~DecartTree() (in /home/stud/discran_lab_2/Decart_tree.out)</text:span></text:p>
      <text:p text:style-name="Textbody"><text:span text:style-name="T443">==23072== <text:s text:c="3"/>by 0x10AACC: main (in<text:s/></text:span><text:span text:style-name="T444">/home/stud/discran_lab_2/Decart_tree.out)</text:span></text:p>
      <text:p text:style-name="Textbody"><text:span text:style-name="T445">==23072== <text:s/>Address 0x4de1708 is 56 bytes inside a block of size 64 free'd</text:span></text:p>
      <text:p text:style-name="Textbody"><text:span text:style-name="T446">==23072== <text:s text:c="3"/>at 0x484BB6F: operator delete(void*, unsigned long) (in /usr/libexec/valgrind/vgpreload_memcheck-amd64-linux.so)</text:span></text:p>
      <text:p text:style-name="Textbody"><text:span text:style-name="T447">==23072== <text:s text:c="3"/>by 0x10BB25: DecartTree::deleteTree_helper(node*) (in /home/stud/discran_lab_2/Decart_tree.out)</text:span></text:p>
      <text:p text:style-name="Textbody"><text:span text:style-name="T448">==23072== <text:s text:c="3"/>by 0x10BAF0: DecartTree::deleteTree_helper(node*) (in /home/stud/discran_lab_2/Decart_tree.out)</text:span></text:p>
      <text:p text:style-name="Textbody"><text:span text:style-name="T449">==23072== <text:s text:c="3"/>by 0x10B09B: DecartTree::deleteTree() (in /home/stud/discran_lab_2/Decart_tree.out)</text:span></text:p>
      <text:p text:style-name="Textbody"><text:span text:style-name="T450">==23072== <text:s text:c="3"/>by 0x10AABD: main (in /home/stud/discran_lab_2/Decart_tree.out)</text:span></text:p>
      <text:p text:style-name="Textbody"><text:span text:style-name="T451">==23072== <text:s/>Block was alloc'd at</text:span></text:p>
      <text:p text:style-name="Textbody"><text:span text:style-name="T452">==23072== <text:s text:c="3"/>at 0x4849013: operator new(unsigned long) (in<text:s/></text:span><text:span text:style-name="T453">/usr/libexec/valgrind/vgpreload_memcheck-amd64-linux.so)</text:span></text:p>
      <text:p text:style-name="Textbody"><text:span text:style-name="T454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455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456">==23072== <text:s text:c="3"/>by 0x10A7A2: main (in /home/stud/discran_lab_2/Decart_tree.out)</text:span></text:p>
      <text:p text:style-name="Textbody"><text:span text:style-name="T457">==23072==</text:span></text:p>
      <text:p text:style-name="Textbody"><text:span text:style-name="T458">==23072== Invalid read of size 8</text:span></text:p>
      <text:p text:style-name="Textbody"><text:span text:style-name="T459">==23072== <text:s text:c="3"/>at 0x10BADE: DecartTree::deleteTree_helper(node*) (in /home/stud/discran_lab_2/Decart_tree.out)</text:span></text:p>
      <text:p text:style-name="Textbody"><text:span text:style-name="T460">==23072== <text:s text:c="3"/>by 0x10BB07: DecartTree::deleteTree_helper(node*) (in /home/stud/discran_lab_2/Decart_tree.out)</text:span></text:p>
      <text:p text:style-name="Textbody"><text:span text:style-name="T461">==23072== <text:s text:c="3"/>by 0x10BAF0: DecartTree::deleteTree_helper(node*) (in /home/stud/discran_lab_2/Decart_tree.out)</text:span></text:p>
      <text:p text:style-name="Textbody"><text:span text:style-name="T462">==23072== <text:s text:c="3"/>by 0x10B09B: DecartTree::deleteTree() (in /home/stud/discran_lab_2/Decart_tree.out)</text:span></text:p>
      <text:p text:style-name="Textbody"><text:span text:style-name="T463">==23072== <text:s text:c="3"/>by 0x10B32D: DecartTree::~DecartTree() (in /home/stud/discran_lab_2/Decart_tree.out)</text:span></text:p>
      <text:p text:style-name="Textbody"><text:span text:style-name="T464">==23072== <text:s text:c="3"/>by 0x10AACC: main (in /home/stud/discran_lab_2/Decart_tree.out)</text:span></text:p>
      <text:p text:style-name="Textbody"><text:span text:style-name="T465">==23072== <text:s/>Address 0x4de18d0 is 48 bytes inside a block of size 64 free'd</text:span></text:p>
      <text:p text:style-name="Textbody"><text:span text:style-name="T466">==23072== <text:s text:c="3"/>at 0x484BB6F: operator delete(void*, unsigned long) (in /usr/libexec/valgrind/vgpreload_memcheck-amd64-linux.so)</text:span></text:p>
      <text:p text:style-name="Textbody"><text:span text:style-name="T467">==23072== <text:s text:c="3"/>by 0x10BB25: DecartTree::deleteTree_helper(node*) (in /home/stud/discran_lab_2/Decart_tree.out)</text:span></text:p>
      <text:p text:style-name="Textbody"><text:span text:style-name="T468">==23072== <text:s text:c="3"/>by 0x10BB07: DecartTree::deleteTree_helper(node*) (in /home/stud/discran_lab_2/Decart_tree.out)</text:span></text:p>
      <text:p text:style-name="Textbody"><text:span text:style-name="T469">==23072== <text:s text:c="3"/>by 0x10BAF0: DecartTree::deleteTree_helper(node*) (in /home/stud/discran_lab_2/Decart_tree.out)</text:span></text:p>
      <text:p text:style-name="Textbody"><text:span text:style-name="T470">==23072== <text:s text:c="3"/>by 0x10B09B: DecartTree::deleteTree() (in /home/stud/discran_lab_2/Decart_tree.out)</text:span></text:p>
      <text:p text:style-name="Textbody"><text:span text:style-name="T471">==23072== <text:s text:c="3"/>by 0x10AABD: main (in /home/stud/discran_lab_2/Decart_tree.out)</text:span></text:p>
      <text:p text:style-name="Textbody"><text:span text:style-name="T472">==23072== <text:s/>Block was alloc'd at</text:span></text:p>
      <text:p text:style-name="Textbody"><text:span text:style-name="T473">==23072== <text:s text:c="3"/>at 0x4849013: operator new(unsigned long) (in /usr/libexec/valgrind/vgpreload_memcheck-amd64-linux.so)</text:span></text:p>
      <text:p text:style-name="Textbody"><text:span text:style-name="T474">==23072== <text:s text:c="3"/>by<text:s/></text:span><text:span text:style-name="T475">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476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477">==23072== <text:s text:c="3"/>by 0x10A7A2: main (in /home/stud/discran_lab_2/Decart_tree.out)</text:span></text:p>
      <text:p text:style-name="Textbody"><text:span text:style-name="T478">==23072==</text:span></text:p>
      <text:p text:style-name="Textbody"><text:span text:style-name="T479">==23072== Invalid read of size 8</text:span></text:p>
      <text:p text:style-name="Textbody"><text:span text:style-name="T480">==23072== <text:s text:c="3"/>at 0x10BAF5: DecartTree::deleteTree_helper(node*) (in /home/stud/discran_lab_2/Decart_tree.out)</text:span></text:p>
      <text:p text:style-name="Textbody"><text:span text:style-name="T481">==23072== <text:s text:c="3"/>by 0x10BB07: DecartTree::deleteTree_helper(node*) (in /home/stud/discran_lab_2/Decart_tree.out)</text:span></text:p>
      <text:p text:style-name="Textbody"><text:span text:style-name="T482">==23072== <text:s text:c="3"/>by 0x10BAF0: DecartTree::deleteTree_helper(node*) (in /home/stud/discran_lab_2/Decart_tree.out)</text:span></text:p>
      <text:p text:style-name="Textbody"><text:span text:style-name="T483">==23072== <text:s text:c="3"/>by 0x10B09B: DecartTree::deleteTree() (in /home/stud/discran_lab_2/Decart_tree.out)</text:span></text:p>
      <text:p text:style-name="Textbody"><text:span text:style-name="T484">==23072== <text:s text:c="3"/>by 0x10B32D: DecartTree::~DecartTree() (in /home/stud/discran_lab_2/Decart_tree.out)</text:span></text:p>
      <text:p text:style-name="Textbody"><text:span text:style-name="T485">==23072== <text:s text:c="3"/>by 0x10AACC: main (in /home/stud/discran_lab_2/Decart_tree.out)</text:span></text:p>
      <text:p text:style-name="Textbody"><text:span text:style-name="T486">==23072== <text:s/>Address 0x4de18d8 is 56 bytes inside a block of size 64 free'd</text:span></text:p>
      <text:p text:style-name="Textbody"><text:span text:style-name="T487">==23072== <text:s text:c="3"/>at 0x484BB6F: operator delete(void*, unsigned long) (in /usr/libexec/valgrind/vgpreload_memcheck-amd64-linux.so)</text:span></text:p>
      <text:p text:style-name="Textbody"><text:span text:style-name="T488">==23072== <text:s text:c="3"/>by 0x10BB25: DecartTree::deleteTree_helper(node*) (in /home/stud/discran_lab_2/Decart_tree.out)</text:span></text:p>
      <text:p text:style-name="Textbody"><text:span text:style-name="T489">==23072== <text:s text:c="3"/>by 0x10BB07: DecartTree::deleteTree_helper(node*) (in /home/stud/discran_lab_2/Decart_tree.out)</text:span></text:p>
      <text:p text:style-name="Textbody"><text:span text:style-name="T490">==23072== <text:s text:c="3"/>by 0x10BAF0: DecartTree::deleteTree_helper(node*) (in /home/stud/discran_lab_2/Decart_tree.out)</text:span></text:p>
      <text:p text:style-name="Textbody"><text:span text:style-name="T491">==23072== <text:s text:c="3"/>by 0x10B09B: DecartTree::deleteTree() (in /home/stud/discran_lab_2/Decart_tree.out)</text:span></text:p>
      <text:p text:style-name="Textbody"><text:span text:style-name="T492">==23072== <text:s text:c="3"/>by 0x10AABD: main (in /home/stud/discran_lab_2/Decart_tree.out)</text:span></text:p>
      <text:p text:style-name="Textbody"><text:span text:style-name="T493">==23072== <text:s/>Block was alloc'd at</text:span></text:p>
      <text:p text:style-name="Textbody"><text:span text:style-name="T494">==23072== <text:s text:c="3"/>at 0x4849013: operator new(unsigned long) (in /usr/libexec/valgrind/vgpreload_memcheck-amd64-linux.so)</text:span></text:p>
      <text:p text:style-name="Textbody"><text:span text:style-name="T495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496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497">==23072== <text:s text:c="3"/>by 0x10A7A2: main (in /home/stud/discran_lab_2/Decart_tree.out)</text:span></text:p>
      <text:p text:style-name="Textbody"><text:span text:style-name="T498">==23072==</text:span></text:p>
      <text:p text:style-name="Textbody"><text:span text:style-name="T499">==23072== Invalid read of size 8</text:span></text:p>
      <text:p text:style-name="Textbody"><text:span text:style-name="T500">==23072== <text:s text:c="3"/>at 0x10BADE:<text:s/></text:span><text:span text:style-name="T501">DecartTree::deleteTree_helper(node*) (in /home/stud/discran_lab_2/Decart_tree.out)</text:span></text:p>
      <text:p text:style-name="Textbody"><text:span text:style-name="T502">==23072== <text:s text:c="3"/>by 0x10BB07: DecartTree::deleteTree_helper(node*) (in /home/stud/discran_lab_2/Decart_tree.out)</text:span></text:p>
      <text:p text:style-name="Textbody"><text:span text:style-name="T503">==23072== <text:s text:c="3"/>by 0x10BB07: DecartTree::deleteTree_helper(node*) (in /home/stud/discran_lab_2/Decart_tree.out)</text:span></text:p>
      <text:p text:style-name="Textbody"><text:span text:style-name="T504">==23072== <text:s text:c="3"/>by 0x10BAF0: DecartTree::deleteTree_helper(node*) (in /home/stud/discran_lab_2/Decart_tree.out)</text:span></text:p>
      <text:p text:style-name="Textbody"><text:span text:style-name="T505">==23072== <text:s text:c="3"/>by 0x10B09B: DecartTree::deleteTree() (in<text:s/></text:span><text:span text:style-name="T506">/home/stud/discran_lab_2/Decart_tree.out)</text:span></text:p>
      <text:p text:style-name="Textbody"><text:span text:style-name="T507">==23072== <text:s text:c="3"/>by 0x10B32D: DecartTree::~DecartTree() (in /home/stud/discran_lab_2/Decart_tree.out)</text:span></text:p>
      <text:p text:style-name="Textbody"><text:span text:style-name="T508">==23072== <text:s text:c="3"/>by 0x10AACC: main (in /home/stud/discran_lab_2/Decart_tree.out)</text:span></text:p>
      <text:p text:style-name="Textbody"><text:span text:style-name="T509">==23072== <text:s/>Address 0x4de1aa0 is 48 bytes inside a block of size 64 free'd</text:span></text:p>
      <text:p text:style-name="Textbody"><text:span text:style-name="T510">==23072== <text:s text:c="3"/>at 0x484BB6F: operator delete(void*, unsigned long) (in /usr/libexec/valgrind/vgpreload_memcheck-amd64-linux.so)</text:span></text:p>
      <text:p text:style-name="Textbody"><text:span text:style-name="T511">==23072== <text:s text:c="3"/>by 0x10BB25: DecartTree::deleteTree_helper(node*) (in /home/stud/discran_lab_2/Decart_tree.out)</text:span></text:p>
      <text:p text:style-name="Textbody"><text:span text:style-name="T512">==23072== <text:s text:c="3"/>by 0x10BB07: DecartTree::deleteTree_helper(node*) (in /home/stud/discran_lab_2/Decart_tree.out)</text:span></text:p>
      <text:p text:style-name="Textbody"><text:span text:style-name="T513">==23072== <text:s text:c="3"/>by 0x10BB07: DecartTree::deleteTree_helper(node*) (in /home/stud/discran_lab_2/Decart_tree.out)</text:span></text:p>
      <text:p text:style-name="Textbody"><text:span text:style-name="T514">==23072== <text:s text:c="3"/>by 0x10BAF0: DecartTree::deleteTree_helper(node*) (in /home/stud/discran_lab_2/Decart_tree.out)</text:span></text:p>
      <text:p text:style-name="Textbody"><text:span text:style-name="T515">==23072== <text:s text:c="3"/>by 0x10B09B: DecartTree::deleteTree() (in /home/stud/discran_lab_2/Decart_tree.out)</text:span></text:p>
      <text:p text:style-name="Textbody"><text:span text:style-name="T516">==23072== <text:s text:c="3"/>by 0x10AABD: main (in /home/stud/discran_lab_2/Decart_tree.out)</text:span></text:p>
      <text:p text:style-name="Textbody"><text:span text:style-name="T517">==23072== <text:s/>Block was alloc'd at</text:span></text:p>
      <text:p text:style-name="Textbody"><text:span text:style-name="T518">==23072== <text:s text:c="3"/>at 0x4849013: operator new(unsigned long) (in /usr/libexec/valgrind/vgpreload_memcheck-amd64-linux.so)</text:span></text:p>
      <text:p text:style-name="Textbody"><text:span text:style-name="T519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520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521">==23072== <text:s text:c="3"/>by 0x10A7A2: main (in /home/stud/discran_lab_2/Decart_tree.out)</text:span></text:p>
      <text:p text:style-name="Textbody"><text:span text:style-name="T522">==23072==</text:span></text:p>
      <text:p text:style-name="Textbody"><text:span text:style-name="T523">==23072== Invalid read of size 8</text:span></text:p>
      <text:p text:style-name="Textbody"><text:span text:style-name="T524">==23072== <text:s text:c="3"/>at 0x10BAF5: DecartTree::deleteTree_helper(node*) (in /home/stud/discran_lab_2/Decart_tree.out)</text:span></text:p>
      <text:p text:style-name="Textbody"><text:span text:style-name="T525">==23072== <text:s text:c="3"/>by 0x10BB07: DecartTree::deleteTree_helper(node*) (in /home/stud/discran_lab_2/Decart_tree.out)</text:span></text:p>
      <text:p text:style-name="Textbody"><text:span text:style-name="T526">==23072== <text:s text:c="3"/>by 0x10BB07: DecartTree::deleteTree_helper(node*) (in /home/stud/discran_lab_2/Decart_tree.out)</text:span></text:p>
      <text:p text:style-name="Textbody"><text:span text:style-name="T527">==23072== <text:s text:c="3"/>by 0x10BAF0: DecartTree::deleteTree_helper(node*) (in /home/stud/discran_lab_2/Decart_tree.out)</text:span></text:p>
      <text:p text:style-name="Textbody"><text:span text:style-name="T528">==23072== <text:s text:c="3"/>by 0x10B09B: DecartTree::deleteTree() (in /home/stud/discran_lab_2/Decart_tree.out)</text:span></text:p>
      <text:p text:style-name="Textbody"><text:span text:style-name="T529">==23072== <text:s text:c="3"/>by 0x10B32D: DecartTree::~DecartTree() (in /home/stud/discran_lab_2/Decart_tree.out)</text:span></text:p>
      <text:p text:style-name="Textbody"><text:span text:style-name="T530">==23072== <text:s text:c="3"/>by 0x10AACC: main (in /home/stud/discran_lab_2/Decart_tree.out)</text:span></text:p>
      <text:p text:style-name="Textbody"><text:span text:style-name="T531">==23072== <text:s/>Address 0x4de1aa8 is 56 bytes inside a block of size 64 free'd</text:span></text:p>
      <text:p text:style-name="Textbody"><text:span text:style-name="T532">==23072== <text:s text:c="3"/>at 0x484BB6F: operator delete(void*, unsigned long) (in /usr/libexec/valgrind/vgpreload_memcheck-amd64-linux.so)</text:span></text:p>
      <text:p text:style-name="Textbody"><text:span text:style-name="T533">==23072== <text:s text:c="3"/>by 0x10BB25: DecartTree::deleteTree_helper(node*) (in /home/stud/discran_lab_2/Decart_tree.out)</text:span></text:p>
      <text:p text:style-name="Textbody"><text:span text:style-name="T534">==23072== <text:s text:c="3"/>by 0x10BB07: DecartTree::deleteTree_helper(node*) (in /home/stud/discran_lab_2/Decart_tree.out)</text:span></text:p>
      <text:p text:style-name="Textbody"><text:span text:style-name="T535">==23072== <text:s text:c="3"/>by 0x10BB07: DecartTree::deleteTree_helper(node*) (in /home/stud/discran_lab_2/Decart_tree.out)</text:span></text:p>
      <text:p text:style-name="Textbody"><text:span text:style-name="T536">==23072== <text:s text:c="3"/>by 0x10BAF0: DecartTree::deleteTree_helper(node*) (in<text:s/></text:span><text:span text:style-name="T537">/home/stud/discran_lab_2/Decart_tree.out)</text:span></text:p>
      <text:p text:style-name="Textbody"><text:span text:style-name="T538">==23072== <text:s text:c="3"/>by 0x10B09B: DecartTree::deleteTree() (in /home/stud/discran_lab_2/Decart_tree.out)</text:span></text:p>
      <text:p text:style-name="Textbody"><text:span text:style-name="T539">==23072== <text:s text:c="3"/>by 0x10AABD: main (in /home/stud/discran_lab_2/Decart_tree.out)</text:span></text:p>
      <text:p text:style-name="Textbody"><text:span text:style-name="T540">==23072== <text:s/>Block was alloc'd at</text:span></text:p>
      <text:p text:style-name="Textbody"><text:span text:style-name="T541">==23072== <text:s text:c="3"/>at 0x4849013: operator new(unsigned long) (in /usr/libexec/valgrind/vgpreload_memcheck-amd64-linux.so)</text:span></text:p>
      <text:p text:style-name="Textbody"><text:span text:style-name="T542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543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544">==23072== <text:s text:c="3"/>by 0x10A7A2: main (in /home/stud/discran_lab_2/Decart_tree.out)</text:span></text:p>
      <text:p text:style-name="Textbody"><text:span text:style-name="T545">==23072==</text:span></text:p>
      <text:p text:style-name="Textbody"><text:span text:style-name="T546">==23072== Invalid read of size 8</text:span></text:p>
      <text:p text:style-name="Textbody"><text:span text:style-name="T547">==23072== <text:s text:c="3"/>at 0x10BADE: DecartTree::deleteTree_helper(node*) (in /home/stud/discran_lab_2/Decart_tree.out)</text:span></text:p>
      <text:p text:style-name="Textbody"><text:span text:style-name="T548">==23072== <text:s text:c="3"/>by 0x10BB07: DecartTree::deleteTree_helper(node*) (in /home/stud/discran_lab_2/Decart_tree.out)</text:span></text:p>
      <text:p text:style-name="Textbody"><text:span text:style-name="T549">==23072== <text:s text:c="3"/>by 0x10BB07: DecartTree::deleteTree_helper(node*) (in /home/stud/discran_lab_2/Decart_tree.out)</text:span></text:p>
      <text:p text:style-name="Textbody"><text:span text:style-name="T550">==23072== <text:s text:c="3"/>by 0x10BB07: DecartTree::deleteTree_helper(node*) (in /home/stud/discran_lab_2/Decart_tree.out)</text:span></text:p>
      <text:p text:style-name="Textbody"><text:span text:style-name="T551">==23072== <text:s text:c="3"/>by 0x10BAF0: DecartTree::deleteTree_helper(node*) (in /home/stud/discran_lab_2/Decart_tree.out)</text:span></text:p>
      <text:p text:style-name="Textbody"><text:span text:style-name="T552">==23072== <text:s text:c="3"/>by 0x10B09B: DecartTree::deleteTree() (in<text:s/></text:span><text:span text:style-name="T553">/home/stud/discran_lab_2/Decart_tree.out)</text:span></text:p>
      <text:p text:style-name="Textbody"><text:span text:style-name="T554">==23072== <text:s text:c="3"/>by 0x10B32D: DecartTree::~DecartTree() (in /home/stud/discran_lab_2/Decart_tree.out)</text:span></text:p>
      <text:p text:style-name="Textbody"><text:span text:style-name="T555">==23072== <text:s text:c="3"/>by 0x10AACC: main (in /home/stud/discran_lab_2/Decart_tree.out)</text:span></text:p>
      <text:p text:style-name="Textbody"><text:span text:style-name="T556">==23072== <text:s/>Address 0x4de1c70 is 48 bytes inside a block of size 64 free'd</text:span></text:p>
      <text:p text:style-name="Textbody"><text:span text:style-name="T557">==23072== <text:s text:c="3"/>at 0x484BB6F: operator delete(void*, unsigned long) (in /usr/libexec/valgrind/vgpreload_memcheck-amd64-linux.so)</text:span></text:p>
      <text:p text:style-name="Textbody"><text:span text:style-name="T558">==23072== <text:s text:c="3"/>by 0x10BB25: DecartTree::deleteTree_helper(node*) (in /home/stud/discran_lab_2/Decart_tree.out)</text:span></text:p>
      <text:p text:style-name="Textbody"><text:span text:style-name="T559">==23072== <text:s text:c="3"/>by 0x10BB07: DecartTree::deleteTree_helper(node*) (in /home/stud/discran_lab_2/Decart_tree.out)</text:span></text:p>
      <text:p text:style-name="Textbody"><text:span text:style-name="T560">==23072== <text:s text:c="3"/>by 0x10BB07: DecartTree::deleteTree_helper(node*) (in /home/stud/discran_lab_2/Decart_tree.out)</text:span></text:p>
      <text:p text:style-name="Textbody"><text:span text:style-name="T561">==23072== <text:s text:c="3"/>by 0x10BB07: DecartTree::deleteTree_helper(node*) (in /home/stud/discran_lab_2/Decart_tree.out)</text:span></text:p>
      <text:p text:style-name="Textbody"><text:span text:style-name="T562">==23072== <text:s text:c="3"/>by 0x10BAF0: DecartTree::deleteTree_helper(node*) (in /home/stud/discran_lab_2/Decart_tree.out)</text:span></text:p>
      <text:p text:style-name="Textbody"><text:span text:style-name="T563">==23072== <text:s text:c="3"/>by 0x10B09B: DecartTree::deleteTree() (in /home/stud/discran_lab_2/Decart_tree.out)</text:span></text:p>
      <text:p text:style-name="Textbody"><text:span text:style-name="T564">==23072== <text:s text:c="3"/>by 0x10AABD: main (in /home/stud/discran_lab_2/Decart_tree.out)</text:span></text:p>
      <text:p text:style-name="Textbody"><text:span text:style-name="T565">==23072== <text:s/>Block was alloc'd at</text:span></text:p>
      <text:p text:style-name="Textbody"><text:span text:style-name="T566">==23072== <text:s text:c="3"/>at 0x4849013: operator new(unsigned long) (in<text:s/></text:span><text:span text:style-name="T567">/usr/libexec/valgrind/vgpreload_memcheck-amd64-linux.so)</text:span></text:p>
      <text:p text:style-name="Textbody"><text:span text:style-name="T568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569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570">==23072== <text:s text:c="3"/>by 0x10A7A2: main (in /home/stud/discran_lab_2/Decart_tree.out)</text:span></text:p>
      <text:p text:style-name="Textbody"><text:span text:style-name="T571">==23072==</text:span></text:p>
      <text:p text:style-name="Textbody"><text:span text:style-name="T572">==23072== Invalid read of size 8</text:span></text:p>
      <text:p text:style-name="Textbody"><text:span text:style-name="T573">==23072== <text:s text:c="3"/>at 0x10BAF5: DecartTree::deleteTree_helper(node*) (in /home/stud/discran_lab_2/Decart_tree.out)</text:span></text:p>
      <text:p text:style-name="Textbody"><text:span text:style-name="T574">==23072== <text:s text:c="3"/>by 0x10BB07: DecartTree::deleteTree_helper(node*) (in /home/stud/discran_lab_2/Decart_tree.out)</text:span></text:p>
      <text:p text:style-name="Textbody"><text:span text:style-name="T575">==23072== <text:s text:c="3"/>by 0x10BB07: DecartTree::deleteTree_helper(node*) (in /home/stud/discran_lab_2/Decart_tree.out)</text:span></text:p>
      <text:p text:style-name="Textbody"><text:span text:style-name="T576">==23072== <text:s text:c="3"/>by 0x10BB07: DecartTree::deleteTree_helper(node*) (in /home/stud/discran_lab_2/Decart_tree.out)</text:span></text:p>
      <text:p text:style-name="Textbody"><text:span text:style-name="T577">==23072== <text:s text:c="3"/>by 0x10BAF0: DecartTree::deleteTree_helper(node*) (in /home/stud/discran_lab_2/Decart_tree.out)</text:span></text:p>
      <text:p text:style-name="Textbody"><text:span text:style-name="T578">==23072== <text:s text:c="3"/>by 0x10B09B: DecartTree::deleteTree() (in /home/stud/discran_lab_2/Decart_tree.out)</text:span></text:p>
      <text:p text:style-name="Textbody"><text:span text:style-name="T579">==23072== <text:s text:c="3"/>by 0x10B32D: DecartTree::~DecartTree() (in /home/stud/discran_lab_2/Decart_tree.out)</text:span></text:p>
      <text:p text:style-name="Textbody"><text:span text:style-name="T580">==23072== <text:s text:c="3"/>by 0x10AACC: main (in /home/stud/discran_lab_2/Decart_tree.out)</text:span></text:p>
      <text:p text:style-name="Textbody"><text:span text:style-name="T581">==23072== <text:s/>Address 0x4de1c78 is 56 bytes inside a block of size 64 free'd</text:span></text:p>
      <text:p text:style-name="Textbody"><text:span text:style-name="T582">==23072== <text:s text:c="3"/>at 0x484BB6F: operator delete(void*, unsigned long) (in /usr/libexec/valgrind/vgpreload_memcheck-amd64-linux.so)</text:span></text:p>
      <text:p text:style-name="Textbody"><text:span text:style-name="T583">==23072== <text:s text:c="3"/>by 0x10BB25: DecartTree::deleteTree_helper(node*) (in /home/stud/discran_lab_2/Decart_tree.out)</text:span></text:p>
      <text:p text:style-name="Textbody"><text:span text:style-name="T584">==23072== <text:s text:c="3"/>by 0x10BB07: DecartTree::deleteTree_helper(node*) (in /home/stud/discran_lab_2/Decart_tree.out)</text:span></text:p>
      <text:p text:style-name="Textbody"><text:span text:style-name="T585">==23072== <text:s text:c="3"/>by 0x10BB07: DecartTree::deleteTree_helper(node*) (in /home/stud/discran_lab_2/Decart_tree.out)</text:span></text:p>
      <text:p text:style-name="Textbody"><text:span text:style-name="T586">==23072== <text:s text:c="3"/>by 0x10BB07: DecartTree::deleteTree_helper(node*) (in /home/stud/discran_lab_2/Decart_tree.out)</text:span></text:p>
      <text:p text:style-name="Textbody"><text:span text:style-name="T587">==23072== <text:s text:c="3"/>by 0x10BAF0: DecartTree::deleteTree_helper(node*) (in /home/stud/discran_lab_2/Decart_tree.out)</text:span></text:p>
      <text:p text:style-name="Textbody"><text:span text:style-name="T588">==23072== <text:s text:c="3"/>by 0x10B09B: DecartTree::deleteTree() (in /home/stud/discran_lab_2/Decart_tree.out)</text:span></text:p>
      <text:p text:style-name="Textbody"><text:span text:style-name="T589">==23072== <text:s text:c="3"/>by 0x10AABD: main (in /home/stud/discran_lab_2/Decart_tree.out)</text:span></text:p>
      <text:p text:style-name="Textbody"><text:span text:style-name="T590">==23072== <text:s/>Block was alloc'd at</text:span></text:p>
      <text:p text:style-name="Textbody"><text:span text:style-name="T591">==23072== <text:s text:c="3"/>at 0x4849013: operator new(unsigned long) (in /usr/libexec/valgrind/vgpreload_memcheck-amd64-linux.so)</text:span></text:p>
      <text:p text:style-name="Textbody"><text:span text:style-name="T592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593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594">==23072== <text:s text:c="3"/>by 0x10A7A2: main (in /home/stud/discran_lab_2/Decart_tree.out)</text:span></text:p>
      <text:p text:style-name="Textbody"><text:span text:style-name="T595">==23072==</text:span></text:p>
      <text:p text:style-name="Textbody"><text:span text:style-name="T596">==23072== Invalid read of size 8</text:span></text:p>
      <text:p text:style-name="Textbody"><text:span text:style-name="T597">==23072== <text:s text:c="3"/>at 0x49BA474:<text:s/></text:span><text:span text:style-name="T598">std::__cxx11::basic_string&lt;char, std::char_traits&lt;char&gt;, std::allocator&lt;char&gt; &gt;::~basic_string() (in /usr/lib/x86_64-linux-gnu/libstdc++.so.6.0.30)</text:span></text:p>
      <text:p text:style-name="Textbody"><text:span text:style-name="T599">==23072== <text:s text:c="3"/>by 0x10AEDF: item::~item() (in /home/stud/discran_lab_2/Decart_tree.out)</text:span></text:p>
      <text:p text:style-name="Textbody"><text:span text:style-name="T600">==23072== <text:s text:c="3"/>by 0x10B86D: node::~node() (in /home/stud/discran_lab_2/Decart_tree.out)</text:span></text:p>
      <text:p text:style-name="Textbody"><text:span text:style-name="T601">==23072== <text:s text:c="3"/>by 0x10BB18: DecartTree::deleteTree_helper(node*) (in /home/stud/discran_lab_2/Decart_tree.out)</text:span></text:p>
      <text:p text:style-name="Textbody"><text:span text:style-name="T602">==23072== <text:s text:c="3"/>by 0x10BB07:<text:s/></text:span><text:span text:style-name="T603">DecartTree::deleteTree_helper(node*) (in /home/stud/discran_lab_2/Decart_tree.out)</text:span></text:p>
      <text:p text:style-name="Textbody"><text:span text:style-name="T604">==23072== <text:s text:c="3"/>by 0x10BB07: DecartTree::deleteTree_helper(node*) (in /home/stud/discran_lab_2/Decart_tree.out)</text:span></text:p>
      <text:p text:style-name="Textbody"><text:span text:style-name="T605">==23072== <text:s text:c="3"/>by 0x10BB07: DecartTree::deleteTree_helper(node*) (in /home/stud/discran_lab_2/Decart_tree.out)</text:span></text:p>
      <text:p text:style-name="Textbody"><text:span text:style-name="T606">==23072== <text:s text:c="3"/>by 0x10BAF0: DecartTree::deleteTree_helper(node*) (in /home/stud/discran_lab_2/Decart_tree.out)</text:span></text:p>
      <text:p text:style-name="Textbody"><text:span text:style-name="T607">==23072== <text:s text:c="3"/>by 0x10B09B: DecartTree::deleteTree() (in /home/stud/discran_lab_2/Decart_tree.out)</text:span></text:p>
      <text:p text:style-name="Textbody"><text:span text:style-name="T608">==23072== <text:s text:c="3"/>by 0x10B32D: DecartTree::~DecartTree() (in /home/stud/discran_lab_2/Decart_tree.out)</text:span></text:p>
      <text:p text:style-name="Textbody"><text:span text:style-name="T609">==23072== <text:s text:c="3"/>by 0x10AACC: main (in /home/stud/discran_lab_2/Decart_tree.out)</text:span></text:p>
      <text:p text:style-name="Textbody"><text:span text:style-name="T610">==23072== <text:s/>Address 0x4de1c40 is 0 bytes inside a block of size 64 free'd</text:span></text:p>
      <text:p text:style-name="Textbody"><text:span text:style-name="T611">==23072== <text:s text:c="3"/>at 0x484BB6F: operator delete(void*, unsigned long) (in /usr/libexec/valgrind/vgpreload_memcheck-amd64-linux.so)</text:span></text:p>
      <text:p text:style-name="Textbody"><text:span text:style-name="T612">==23072== <text:s text:c="3"/>by 0x10BB25: DecartTree::deleteTree_helper(node*) (in /home/stud/discran_lab_2/Decart_tree.out)</text:span></text:p>
      <text:p text:style-name="Textbody"><text:span text:style-name="T613">==23072== <text:s text:c="3"/>by 0x10BB07: DecartTree::deleteTree_helper(node*) (in /home/stud/discran_lab_2/Decart_tree.out)</text:span></text:p>
      <text:p text:style-name="Textbody"><text:span text:style-name="T614">==23072== <text:s text:c="3"/>by 0x10BB07: DecartTree::deleteTree_helper(node*) (in /home/stud/discran_lab_2/Decart_tree.out)</text:span></text:p>
      <text:p text:style-name="Textbody"><text:span text:style-name="T615">==23072== <text:s text:c="3"/>by 0x10BB07: DecartTree::deleteTree_helper(node*) (in /home/stud/discran_lab_2/Decart_tree.out)</text:span></text:p>
      <text:p text:style-name="Textbody"><text:span text:style-name="T616">==23072== <text:s text:c="3"/>by 0x10BAF0: DecartTree::deleteTree_helper(node*) (in /home/stud/discran_lab_2/Decart_tree.out)</text:span></text:p>
      <text:p text:style-name="Textbody"><text:span text:style-name="T617">==23072== <text:s text:c="3"/>by 0x10B09B: DecartTree::deleteTree() (in /home/stud/discran_lab_2/Decart_tree.out)</text:span></text:p>
      <text:p text:style-name="Textbody"><text:span text:style-name="T618">==23072== <text:s text:c="3"/>by 0x10AABD: main (in /home/stud/discran_lab_2/Decart_tree.out)</text:span></text:p>
      <text:p text:style-name="Textbody"><text:span text:style-name="T619">==23072== <text:s/>Block was alloc'd at</text:span></text:p>
      <text:p text:style-name="Textbody"><text:span text:style-name="T620">==23072== <text:s text:c="3"/>at 0x4849013: operator new(unsigned long) (in /usr/libexec/valgrind/vgpreload_memcheck-amd64-linux.so)</text:span></text:p>
      <text:p text:style-name="Textbody"><text:span text:style-name="T621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622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623">==23072== <text:s text:c="3"/>by 0x10A7A2: main (in /home/stud/discran_lab_2/Decart_tree.out)</text:span></text:p>
      <text:p text:style-name="Textbody"><text:span text:style-name="T624">==23072==</text:span></text:p>
      <text:p text:style-name="Textbody"><text:span text:style-name="T625">==23072== Invalid free() / delete / delete[] / realloc()</text:span></text:p>
      <text:p text:style-name="Textbody"><text:span text:style-name="T626">==23072== <text:s text:c="3"/>at 0x484B8AF: operator delete(void*) (in /usr/libexec/valgrind/vgpreload_memcheck-amd64-linux.so)</text:span></text:p>
      <text:p text:style-name="Textbody"><text:span text:style-name="T627">==23072== <text:s text:c="3"/>by 0x10AEDF: item::~item() (in /home/stud/discran_lab_2/Decart_tree.out)</text:span></text:p>
      <text:p text:style-name="Textbody"><text:span text:style-name="T628">==23072== <text:s text:c="3"/>by 0x10B86D: node::~node() (in<text:s/></text:span><text:span text:style-name="T629">/home/stud/discran_lab_2/Decart_tree.out)</text:span></text:p>
      <text:p text:style-name="Textbody"><text:span text:style-name="T630">==23072== <text:s text:c="3"/>by 0x10BB18: DecartTree::deleteTree_helper(node*) (in /home/stud/discran_lab_2/Decart_tree.out)</text:span></text:p>
      <text:p text:style-name="Textbody"><text:span text:style-name="T631">==23072== <text:s text:c="3"/>by 0x10BB07: DecartTree::deleteTree_helper(node*) (in /home/stud/discran_lab_2/Decart_tree.out)</text:span></text:p>
      <text:p text:style-name="Textbody"><text:span text:style-name="T632">==23072== <text:s text:c="3"/>by 0x10BB07: DecartTree::deleteTree_helper(node*) (in /home/stud/discran_lab_2/Decart_tree.out)</text:span></text:p>
      <text:p text:style-name="Textbody"><text:span text:style-name="T633">==23072== <text:s text:c="3"/>by 0x10BB07: DecartTree::deleteTree_helper(node*) (in /home/stud/discran_lab_2/Decart_tree.out)</text:span></text:p>
      <text:p text:style-name="Textbody"><text:span text:style-name="T634">==23072== <text:s text:c="3"/>by 0x10BAF0: DecartTree::deleteTree_helper(node*) (in /home/stud/discran_lab_2/Decart_tree.out)</text:span></text:p>
      <text:p text:style-name="Textbody"><text:span text:style-name="T635">==23072== <text:s text:c="3"/>by 0x10B09B: DecartTree::deleteTree() (in /home/stud/discran_lab_2/Decart_tree.out)</text:span></text:p>
      <text:p text:style-name="Textbody"><text:span text:style-name="T636">==23072== <text:s text:c="3"/>by 0x10B32D: DecartTree::~DecartTree() (in /home/stud/discran_lab_2/Decart_tree.out)</text:span></text:p>
      <text:p text:style-name="Textbody"><text:span text:style-name="T637">==23072== <text:s text:c="3"/>by 0x10AACC: main (in /home/stud/discran_lab_2/Decart_tree.out)</text:span></text:p>
      <text:p text:style-name="Textbody"><text:span text:style-name="T638">==23072== <text:s/>Address 0x4de1cc0 is 0 bytes inside a block of size 257 free'd</text:span></text:p>
      <text:p text:style-name="Textbody"><text:span text:style-name="T639">==23072== <text:s text:c="3"/>at 0x484B8AF: operator delete(void*) (in /usr/libexec/valgrind/vgpreload_memcheck-amd64-linux.so)</text:span></text:p>
      <text:p text:style-name="Textbody"><text:span text:style-name="T640">==23072== <text:s text:c="3"/>by 0x10AEDF: item::~item() (in /home/stud/discran_lab_2/Decart_tree.out)</text:span></text:p>
      <text:p text:style-name="Textbody"><text:span text:style-name="T641">==23072== <text:s text:c="3"/>by 0x10B86D: node::~node() (in /home/stud/discran_lab_2/Decart_tree.out)</text:span></text:p>
      <text:p text:style-name="Textbody"><text:span text:style-name="T642">==23072== <text:s text:c="3"/>by 0x10BB18: DecartTree::deleteTree_helper(node*) (in /home/stud/discran_lab_2/Decart_tree.out)</text:span></text:p>
      <text:p text:style-name="Textbody"><text:span text:style-name="T643">==23072== <text:s text:c="3"/>by 0x10BB07: DecartTree::deleteTree_helper(node*) (in /home/stud/discran_lab_2/Decart_tree.out)</text:span></text:p>
      <text:p text:style-name="Textbody"><text:span text:style-name="T644">==23072== <text:s text:c="3"/>by 0x10BB07: DecartTree::deleteTree_helper(node*) (in /home/stud/discran_lab_2/Decart_tree.out)</text:span></text:p>
      <text:p text:style-name="Textbody"><text:span text:style-name="T645">==23072== <text:s text:c="3"/>by 0x10BB07: DecartTree::deleteTree_helper(node*) (in /home/stud/discran_lab_2/Decart_tree.out)</text:span></text:p>
      <text:p text:style-name="Textbody"><text:span text:style-name="T646">==23072== <text:s text:c="3"/>by 0x10BAF0: DecartTree::deleteTree_helper(node*) (in /home/stud/discran_lab_2/Decart_tree.out)</text:span></text:p>
      <text:p text:style-name="Textbody"><text:span text:style-name="T647">==23072== <text:s text:c="3"/>by 0x10B09B: DecartTree::deleteTree() (in /home/stud/discran_lab_2/Decart_tree.out)</text:span></text:p>
      <text:p text:style-name="Textbody"><text:span text:style-name="T648">==23072== <text:s text:c="3"/>by 0x10AABD: main (in /home/stud/discran_lab_2/Decart_tree.out)</text:span></text:p>
      <text:p text:style-name="Textbody"><text:span text:style-name="T649">==23072== <text:s/>Block was alloc'd at</text:span></text:p>
      <text:p text:style-name="Textbody"><text:span text:style-name="T650">==23072== <text:s text:c="3"/>at 0x4849013: operator new(unsigned long) (in /usr/libexec/valgrind/vgpreload_memcheck-amd64-linux.so)</text:span></text:p>
      <text:p text:style-name="Textbody"><text:span text:style-name="T651">==23072== <text:s text:c="3"/>by 0x49BA724: std::__cxx11::basic_string&lt;char, std::char_traits&lt;char&gt;, std::allocator&lt;char&gt; &gt;::reserve(unsigned long) (in<text:s/></text:span><text:span text:style-name="T652">/usr/lib/x86_64-linux-gnu/libstdc++.so.6.0.30)</text:span></text:p>
      <text:p text:style-name="Textbody"><text:span text:style-name="T653">==23072== <text:s text:c="3"/>by 0x10AF2C: node::node(std::__cxx11::basic_string&lt;char, std::char_traits&lt;char&gt;, std::allocator&lt;char&gt; &gt;&amp;, unsigned long long) (in /home/stud/discran_lab_2/Decart_tree.out)</text:span></text:p>
      <text:p text:style-name="Textbody"><text:span text:style-name="T654">==23072== <text:s text:c="3"/>by 0x10B79A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655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656">==23072== <text:s text:c="3"/>by 0x10A7A2: main (in /home/stud/discran_lab_2/Decart_tree.out)</text:span></text:p>
      <text:p text:style-name="Textbody"><text:span text:style-name="T657">==23072==</text:span></text:p>
      <text:p text:style-name="Textbody"><text:span text:style-name="T658">==23072== Invalid free() / delete /<text:s/></text:span><text:span text:style-name="T659">delete[] / realloc()</text:span></text:p>
      <text:p text:style-name="Textbody"><text:span text:style-name="T660">==23072== <text:s text:c="3"/>at 0x484BB6F: operator delete(void*, unsigned long) (in /usr/libexec/valgrind/vgpreload_memcheck-amd64-linux.so)</text:span></text:p>
      <text:p text:style-name="Textbody"><text:span text:style-name="T661">==23072== <text:s text:c="3"/>by 0x10BB25: DecartTree::deleteTree_helper(node*) (in /home/stud/discran_lab_2/Decart_tree.out)</text:span></text:p>
      <text:p text:style-name="Textbody"><text:span text:style-name="T662">==23072== <text:s text:c="3"/>by 0x10BB07: DecartTree::deleteTree_helper(node*) (in /home/stud/discran_lab_2/Decart_tree.out)</text:span></text:p>
      <text:p text:style-name="Textbody"><text:span text:style-name="T663">==23072== <text:s text:c="3"/>by 0x10BB07: DecartTree::deleteTree_helper(node*) (in /home/stud/discran_lab_2/Decart_tree.out)</text:span></text:p>
      <text:p text:style-name="Textbody"><text:span text:style-name="T664">==23072== <text:s text:c="3"/>by 0x10BB07: DecartTree::deleteTree_helper(node*) (in /home/stud/discran_lab_2/Decart_tree.out)</text:span></text:p>
      <text:p text:style-name="Textbody"><text:span text:style-name="T665">==23072== <text:s text:c="3"/>by 0x10BAF0: DecartTree::deleteTree_helper(node*) (in /home/stud/discran_lab_2/Decart_tree.out)</text:span></text:p>
      <text:p text:style-name="Textbody"><text:span text:style-name="T666">==23072== <text:s text:c="3"/>by 0x10B09B: DecartTree::deleteTree() (in /home/stud/discran_lab_2/Decart_tree.out)</text:span></text:p>
      <text:p text:style-name="Textbody"><text:span text:style-name="T667">==23072== <text:s text:c="3"/>by 0x10B32D: DecartTree::~DecartTree() (in /home/stud/discran_lab_2/Decart_tree.out)</text:span></text:p>
      <text:p text:style-name="Textbody"><text:span text:style-name="T668">==23072== <text:s text:c="3"/>by 0x10AACC: main (in /home/stud/discran_lab_2/Decart_tree.out)</text:span></text:p>
      <text:p text:style-name="Textbody"><text:span text:style-name="T669">==23072== <text:s/>Address 0x4de1c40 is 0 bytes inside a block of size 64 free'd</text:span></text:p>
      <text:p text:style-name="Textbody"><text:span text:style-name="T670">==23072== <text:s text:c="3"/>at 0x484BB6F: operator delete(void*, unsigned long) (in /usr/libexec/valgrind/vgpreload_memcheck-amd64-linux.so)</text:span></text:p>
      <text:p text:style-name="Textbody"><text:span text:style-name="T671">==23072== <text:s text:c="3"/>by 0x10BB25: DecartTree::deleteTree_helper(node*) (in /home/stud/discran_lab_2/Decart_tree.out)</text:span></text:p>
      <text:p text:style-name="Textbody"><text:span text:style-name="T672">==23072== <text:s text:c="3"/>by 0x10BB07: DecartTree::deleteTree_helper(node*) (in /home/stud/discran_lab_2/Decart_tree.out)</text:span></text:p>
      <text:p text:style-name="Textbody"><text:span text:style-name="T673">==23072== <text:s text:c="3"/>by 0x10BB07: DecartTree::deleteTree_helper(node*) (in /home/stud/discran_lab_2/Decart_tree.out)</text:span></text:p>
      <text:p text:style-name="Textbody"><text:span text:style-name="T674">==23072== <text:s text:c="3"/>by 0x10BB07: DecartTree::deleteTree_helper(node*) (in /home/stud/discran_lab_2/Decart_tree.out)</text:span></text:p>
      <text:p text:style-name="Textbody"><text:span text:style-name="T675">==23072== <text:s text:c="3"/>by 0x10BAF0: DecartTree::deleteTree_helper(node*) (in /home/stud/discran_lab_2/Decart_tree.out)</text:span></text:p>
      <text:p text:style-name="Textbody"><text:span text:style-name="T676">==23072== <text:s text:c="3"/>by 0x10B09B: DecartTree::deleteTree() (in /home/stud/discran_lab_2/Decart_tree.out)</text:span></text:p>
      <text:p text:style-name="Textbody"><text:span text:style-name="T677">==23072== <text:s text:c="3"/>by 0x10AABD: main (in /home/stud/discran_lab_2/Decart_tree.out)</text:span></text:p>
      <text:p text:style-name="Textbody"><text:span text:style-name="T678">==23072== <text:s/>Block was alloc'd at</text:span></text:p>
      <text:p text:style-name="Textbody"><text:span text:style-name="T679">==23072== <text:s text:c="3"/>at 0x4849013: operator new(unsigned long) (in /usr/libexec/valgrind/vgpreload_memcheck-amd64-linux.so)</text:span></text:p>
      <text:p text:style-name="Textbody"><text:span text:style-name="T680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681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682">==23072== <text:s text:c="3"/>by 0x10A7A2: main (in /home/stud/discran_lab_2/Decart_tree.out)</text:span></text:p>
      <text:p text:style-name="Textbody"><text:span text:style-name="T683">==23072==</text:span></text:p>
      <text:p text:style-name="Textbody"><text:span text:style-name="T684">==23072== Invalid free() / delete / delete[] / realloc()</text:span></text:p>
      <text:p text:style-name="Textbody"><text:span text:style-name="T685">==23072== <text:s text:c="3"/>at 0x484BB6F: operator delete(void*, unsigned long) (in /usr/libexec/valgrind/vgpreload_memcheck-amd64-linux.so)</text:span></text:p>
      <text:p text:style-name="Textbody"><text:span text:style-name="T686">==23072== <text:s text:c="3"/>by 0x10BB25: DecartTree::deleteTree_helper(node*) (in /home/stud/discran_lab_2/Decart_tree.out)</text:span></text:p>
      <text:p text:style-name="Textbody"><text:span text:style-name="T687">==23072== <text:s text:c="3"/>by 0x10BB07: DecartTree::deleteTree_helper(node*) (in /home/stud/discran_lab_2/Decart_tree.out)</text:span></text:p>
      <text:p text:style-name="Textbody"><text:span text:style-name="T688">==23072== <text:s text:c="3"/>by 0x10BAF0: DecartTree::deleteTree_helper(node*) (in /home/stud/discran_lab_2/Decart_tree.out)</text:span></text:p>
      <text:p text:style-name="Textbody"><text:span text:style-name="T689">==23072== <text:s text:c="3"/>by 0x10B09B:<text:s/></text:span><text:span text:style-name="T690">DecartTree::deleteTree() (in /home/stud/discran_lab_2/Decart_tree.out)</text:span></text:p>
      <text:p text:style-name="Textbody"><text:span text:style-name="T691">==23072== <text:s text:c="3"/>by 0x10B32D: DecartTree::~DecartTree() (in /home/stud/discran_lab_2/Decart_tree.out)</text:span></text:p>
      <text:p text:style-name="Textbody"><text:span text:style-name="T692">==23072== <text:s text:c="3"/>by 0x10AACC: main (in /home/stud/discran_lab_2/Decart_tree.out)</text:span></text:p>
      <text:p text:style-name="Textbody"><text:span text:style-name="T693">==23072== <text:s/>Address 0x4de18a0 is 0 bytes inside a block of size 64 free'd</text:span></text:p>
      <text:p text:style-name="Textbody"><text:span text:style-name="T694">==23072== <text:s text:c="3"/>at 0x484BB6F: operator delete(void*, unsigned long) (in /usr/libexec/valgrind/vgpreload_memcheck-amd64-linux.so)</text:span></text:p>
      <text:p text:style-name="Textbody"><text:span text:style-name="T695">==23072== <text:s text:c="3"/>by 0x10BB25: DecartTree::deleteTree_helper(node*) (in /home/stud/discran_lab_2/Decart_tree.out)</text:span></text:p>
      <text:p text:style-name="Textbody"><text:span text:style-name="T696">==23072== <text:s text:c="3"/>by 0x10BB07: DecartTree::deleteTree_helper(node*) (in /home/stud/discran_lab_2/Decart_tree.out)</text:span></text:p>
      <text:p text:style-name="Textbody"><text:span text:style-name="T697">==23072== <text:s text:c="3"/>by 0x10BAF0: DecartTree::deleteTree_helper(node*) (in /home/stud/discran_lab_2/Decart_tree.out)</text:span></text:p>
      <text:p text:style-name="Textbody"><text:span text:style-name="T698">==23072== <text:s text:c="3"/>by 0x10B09B: DecartTree::deleteTree() (in /home/stud/discran_lab_2/Decart_tree.out)</text:span></text:p>
      <text:p text:style-name="Textbody"><text:span text:style-name="T699">==23072== <text:s text:c="3"/>by 0x10AABD: main (in /home/stud/discran_lab_2/Decart_tree.out)</text:span></text:p>
      <text:p text:style-name="Textbody"><text:span text:style-name="T700">==23072== <text:s/>Block was alloc'd at</text:span></text:p>
      <text:p text:style-name="Textbody"><text:span text:style-name="T701">==23072== <text:s text:c="3"/>at 0x4849013: operator<text:s/></text:span><text:span text:style-name="T702">new(unsigned long) (in /usr/libexec/valgrind/vgpreload_memcheck-amd64-linux.so)</text:span></text:p>
      <text:p text:style-name="Textbody"><text:span text:style-name="T703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704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705">==23072== <text:s text:c="3"/>by 0x10A7A2: main (in /home/stud/discran_lab_2/Decart_tree.out)</text:span></text:p>
      <text:p text:style-name="Textbody"><text:span text:style-name="T706">==23072==</text:span></text:p>
      <text:p text:style-name="Textbody"><text:span text:style-name="T707">==23072== Invalid free() / delete / delete[] / realloc()</text:span></text:p>
      <text:p text:style-name="Textbody"><text:span text:style-name="T708">==23072== <text:s text:c="3"/>at 0x484BB6F: operator delete(void*, unsigned long) (in /usr/libexec/valgrind/vgpreload_memcheck-amd64-linux.so)</text:span></text:p>
      <text:p text:style-name="Textbody"><text:span text:style-name="T709">==23072== <text:s text:c="3"/>by 0x10BB25: DecartTree::deleteTree_helper(node*) (in /home/stud/discran_lab_2/Decart_tree.out)</text:span></text:p>
      <text:p text:style-name="Textbody"><text:span text:style-name="T710">==23072== <text:s text:c="3"/>by 0x10BAF0: DecartTree::deleteTree_helper(node*) (in /home/stud/discran_lab_2/Decart_tree.out)</text:span></text:p>
      <text:p text:style-name="Textbody"><text:span text:style-name="T711">==23072== <text:s text:c="3"/>by 0x10B09B: DecartTree::deleteTree() (in /home/stud/discran_lab_2/Decart_tree.out)</text:span></text:p>
      <text:p text:style-name="Textbody"><text:span text:style-name="T712">==23072== <text:s text:c="3"/>by 0x10B32D: DecartTree::~DecartTree() (in /home/stud/discran_lab_2/Decart_tree.out)</text:span></text:p>
      <text:p text:style-name="Textbody"><text:span text:style-name="T713">==23072== <text:s text:c="3"/>by 0x10AACC: main (in /home/stud/discran_lab_2/Decart_tree.out)</text:span></text:p>
      <text:p text:style-name="Textbody"><text:span text:style-name="T714">==23072== <text:s/>Address 0x4de16d0 is 0 bytes inside a block of size 64 free'd</text:span></text:p>
      <text:p text:style-name="Textbody"><text:span text:style-name="T715">==23072== <text:s text:c="3"/>at 0x484BB6F: operator delete(void*, unsigned long) (in /usr/libexec/valgrind/vgpreload_memcheck-amd64-linux.so)</text:span></text:p>
      <text:p text:style-name="Textbody"><text:span text:style-name="T716">==23072== <text:s text:c="3"/>by 0x10BB25: DecartTree::deleteTree_helper(node*) (in /home/stud/discran_lab_2/Decart_tree.out)</text:span></text:p>
      <text:p text:style-name="Textbody"><text:span text:style-name="T717">==23072== <text:s text:c="3"/>by 0x10BAF0: DecartTree::deleteTree_helper(node*) (in /home/stud/discran_lab_2/Decart_tree.out)</text:span></text:p>
      <text:p text:style-name="Textbody"><text:span text:style-name="T718">==23072== <text:s text:c="3"/>by 0x10B09B: DecartTree::deleteTree() (in /home/stud/discran_lab_2/Decart_tree.out)</text:span></text:p>
      <text:p text:style-name="Textbody"><text:span text:style-name="T719">==23072== <text:s text:c="3"/>by 0x10AABD: main (in<text:s/></text:span><text:span text:style-name="T720">/home/stud/discran_lab_2/Decart_tree.out)</text:span></text:p>
      <text:p text:style-name="Textbody"><text:span text:style-name="T721">==23072== <text:s/>Block was alloc'd at</text:span></text:p>
      <text:p text:style-name="Textbody"><text:span text:style-name="T722">==23072== <text:s text:c="3"/>at 0x4849013: operator new(unsigned long) (in /usr/libexec/valgrind/vgpreload_memcheck-amd64-linux.so)</text:span></text:p>
      <text:p text:style-name="Textbody"><text:span text:style-name="T723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724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725">==23072== <text:s text:c="3"/>by 0x10A7A2: main (in /home/stud/discran_lab_2/Decart_tree.out)</text:span></text:p>
      <text:p text:style-name="Textbody"><text:span text:style-name="T726">==23072==</text:span></text:p>
      <text:p text:style-name="Textbody"><text:span text:style-name="T727">==23072== Invalid read of size 8</text:span></text:p>
      <text:p text:style-name="Textbody"><text:span text:style-name="T728">==23072== <text:s text:c="3"/>at 0x10BAF5: DecartTree::deleteTree_helper(node*) (in /home/stud/discran_lab_2/Decart_tree.out)</text:span></text:p>
      <text:p text:style-name="Textbody"><text:span text:style-name="T729">==23072== <text:s text:c="3"/>by 0x10B09B: DecartTree::deleteTree() (in /home/stud/discran_lab_2/Decart_tree.out)</text:span></text:p>
      <text:p text:style-name="Textbody"><text:span text:style-name="T730">==23072== <text:s text:c="3"/>by 0x10B32D: DecartTree::~DecartTree() (in /home/stud/discran_lab_2/Decart_tree.out)</text:span></text:p>
      <text:p text:style-name="Textbody"><text:span text:style-name="T731">==23072== <text:s text:c="3"/>by 0x10AACC: main (in /home/stud/discran_lab_2/Decart_tree.out)</text:span></text:p>
      <text:p text:style-name="Textbody"><text:span text:style-name="T732">==23072== <text:s/>Address 0x4de1e48 is 56 bytes inside a block of size 64 free'd</text:span></text:p>
      <text:p text:style-name="Textbody"><text:span text:style-name="T733">==23072== <text:s text:c="3"/>at 0x484BB6F: operator delete(void*, unsigned long) (in /usr/libexec/valgrind/vgpreload_memcheck-amd64-linux.so)</text:span></text:p>
      <text:p text:style-name="Textbody"><text:span text:style-name="T734">==23072== <text:s text:c="3"/>by 0x10BB25: DecartTree::deleteTree_helper(node*) (in /home/stud/discran_lab_2/Decart_tree.out)</text:span></text:p>
      <text:p text:style-name="Textbody"><text:span text:style-name="T735">==23072== <text:s text:c="3"/>by 0x10B09B: DecartTree::deleteTree() (in /home/stud/discran_lab_2/Decart_tree.out)</text:span></text:p>
      <text:p text:style-name="Textbody"><text:span text:style-name="T736">==23072== <text:s text:c="3"/>by 0x10AABD: main (in /home/stud/discran_lab_2/Decart_tree.out)</text:span></text:p>
      <text:p text:style-name="Textbody"><text:span text:style-name="T737">==23072== <text:s/>Block was alloc'd at</text:span></text:p>
      <text:p text:style-name="Textbody"><text:span text:style-name="T738">==23072== <text:s text:c="3"/>at 0x4849013: operator new(unsigned long) (in /usr/libexec/valgrind/vgpreload_memcheck-amd64-linux.so)</text:span></text:p>
      <text:p text:style-name="Textbody"><text:span text:style-name="T739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740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741">==23072== <text:s text:c="3"/>by 0x10A7A2: main (in /home/stud/discran_lab_2/Decart_tree.out)</text:span></text:p>
      <text:p text:style-name="Textbody"><text:span text:style-name="T742">==23072==</text:span></text:p>
      <text:p text:style-name="Textbody"><text:span text:style-name="T743">==23072== Invalid free() / delete / delete[] / realloc()</text:span></text:p>
      <text:p text:style-name="Textbody"><text:span text:style-name="T744">==23072== <text:s text:c="3"/>at 0x484BB6F: operator delete(void*, unsigned long) (in /usr/libexec/valgrind/vgpreload_memcheck-amd64-linux.so)</text:span></text:p>
      <text:p text:style-name="Textbody"><text:span text:style-name="T745">==23072== <text:s text:c="3"/>by 0x10BB25: DecartTree::deleteTree_helper(node*) (in /home/stud/discran_lab_2/Decart_tree.out)</text:span></text:p>
      <text:p text:style-name="Textbody"><text:span text:style-name="T746">==23072== <text:s text:c="3"/>by 0x10B09B: DecartTree::deleteTree() (in /home/stud/discran_lab_2/Decart_tree.out)</text:span></text:p>
      <text:p text:style-name="Textbody"><text:span text:style-name="T747">==23072== <text:s text:c="3"/>by 0x10B32D: DecartTree::~DecartTree() (in /home/stud/discran_lab_2/Decart_tree.out)</text:span></text:p>
      <text:p text:style-name="Textbody"><text:span text:style-name="T748">==23072== <text:s text:c="3"/>by 0x10AACC: main (in /home/stud/discran_lab_2/Decart_tree.out)</text:span></text:p>
      <text:p text:style-name="Textbody"><text:span text:style-name="T749">==23072== <text:s/>Address 0x4de1e10 is 0<text:s/></text:span><text:span text:style-name="T750">bytes inside a block of size 64 free'd</text:span></text:p>
      <text:p text:style-name="Textbody"><text:span text:style-name="T751">==23072== <text:s text:c="3"/>at 0x484BB6F: operator delete(void*, unsigned long) (in /usr/libexec/valgrind/vgpreload_memcheck-amd64-linux.so)</text:span></text:p>
      <text:p text:style-name="Textbody"><text:span text:style-name="T752">==23072== <text:s text:c="3"/>by 0x10BB25:<text:s/></text:span><text:span text:style-name="T753">DecartTree::deleteTree_helper(node*) (in /home/stud/discran_lab_2/Decart_tree.out)</text:span></text:p>
      <text:p text:style-name="Textbody"><text:span text:style-name="T754">==23072== <text:s text:c="3"/>by 0x10B09B: DecartTree::deleteTree() (in /home/stud/discran_lab_2/Decart_tree.out)</text:span></text:p>
      <text:p text:style-name="Textbody"><text:span text:style-name="T755">==23072== <text:s text:c="3"/>by 0x10AABD: main (in /home/stud/discran_lab_2/Decart_tree.out)</text:span></text:p>
      <text:p text:style-name="Textbody"><text:span text:style-name="T756">==23072== <text:s/>Block was alloc'd at</text:span></text:p>
      <text:p text:style-name="Textbody"><text:span text:style-name="T757">==23072== <text:s text:c="3"/>at 0x4849013: operator new(unsigned long) (in /usr/libexec/valgrind/vgpreload_memcheck-amd64-linux.so)</text:span></text:p>
      <text:p text:style-name="Textbody"><text:span text:style-name="T758">==23072== <text:s text:c="3"/>by 0x10B784: DecartTree::insert_helper(node*, std::__cxx11::basic_string&lt;char, std::char_traits&lt;char&gt;, std::allocator&lt;char&gt; &gt;&amp;, unsigned long long) (in /home/stud/discran_lab_2/Decart_tree.out)</text:span></text:p>
      <text:p text:style-name="Textbody"><text:span text:style-name="T759">==23072== <text:s text:c="3"/>by 0x10B032: DecartTree::insert(std::__cxx11::basic_string&lt;char, std::char_traits&lt;char&gt;, std::allocator&lt;char&gt; &gt;&amp;, unsigned long long) (in /home/stud/discran_lab_2/Decart_tree.out)</text:span></text:p>
      <text:p text:style-name="Textbody"><text:span text:style-name="T760">==23072== <text:s text:c="3"/>by 0x10A7A2: main (in /home/stud/discran_lab_2/Decart_tree.out)</text:span></text:p>
      <text:p text:style-name="Textbody"><text:span text:style-name="T761">==23072==</text:span></text:p>
      <text:p text:style-name="Textbody"><text:span text:style-name="T762">==23072==</text:span></text:p>
      <text:p text:style-name="Textbody"><text:span text:style-name="T763">==23072== HEAP SUMMARY:</text:span></text:p>
      <text:p text:style-name="Textbody"><text:span text:style-name="T764">==23072== <text:s text:c="4"/>in use at exit: 0 bytes in 0 blocks</text:span></text:p>
      <text:p text:style-name="Textbody"><text:span text:style-name="T765">==23072== <text:s text:c="2"/>total heap usage: 15 allocs, 25 frees, 76,678 bytes allocated</text:span></text:p>
      <text:p text:style-name="Textbody"><text:span text:style-name="T766">==23072==</text:span></text:p>
      <text:p text:style-name="Textbody"><text:span text:style-name="T767">==23072== All heap blocks were freed -- no leaks are possible</text:span></text:p>
      <text:p text:style-name="Textbody"><text:span text:style-name="T768">==23072==</text:span></text:p>
      <text:p text:style-name="Textbody"><text:span text:style-name="T769">==23072== For lists of detected and suppressed errors, rerun with: -s</text:span></text:p>
      <text:p text:style-name="Textbody"><text:span text:style-name="T770">==23072== ERROR SUMMARY: 25 errors from 16 contexts (suppressed: 0 from 0)</text:span></text:p>
      <text:p text:style-name="Textbody"><text:span text:style-name="T771">root@stud-System-Product-Name:/home/stud/discran_lab_2#</text:span></text:p>
      <text:p text:style-name="P772"/>
      <text:p text:style-name="P773"/>
      <text:p text:style-name="P774">Как видим, самое главное, что утилита valgrind не обнаружила утечек памяти, значит деструктор работает правильно, и оперативная память не забивается при использовании программы.</text:p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><text:span text:style-name="T792">Сравнение исправленной программы с предыдущей версией</text:span></text:p>
      <text:p text:style-name="P793"/>
      <text:p text:style-name="P794"><text:bookmark-start text:name="__RefHeading__740_2004454639"/>По сравнению с предыдущей версией программы в коде были дополнены процессы инициализации переменных, деструктор был интегрирован в класс дерева и получил возможность вызываться автоматически.<text:bookmark-end text:name="__RefHeading__740_2004454639"/></text:p>
      <text:p text:style-name="P795"/>
      <text:p text:style-name="P796"/>
      <text:p text:style-name="P797"/>
      <text:p text:style-name="P798"/>
      <text:p text:style-name="P799"/>
      <text:h text:style-name="P800" text:outline-level="1"><text:bookmark-start text:name="Bookmark6"/><text:bookmark-start text:name="__RefHeading__750_2004454639"/><text:bookmark-end text:name="Bookmark6"/><text:span text:style-name="T801">Выводы</text:span><text:bookmark-end text:name="__RefHeading__750_2004454639"/></text:h>
      <text:p text:style-name="P802"/>
      <text:p text:style-name="P803"><text:span text:style-name="T804">После проведения лабораторной работы по созданию декартова дерева на языке C++ с последующей оптимизацией с помощью инструментов Valgrind и gprof, можно сделать ряд важных выводов, касающихся не только самой структуры данных, но и процесса разработки и анализа программного обеспечения.</text:span></text:p>
      <text:p text:style-name="P805">Во-первых, Valgrind оказался незаменимым инструментом для контроля за использованием памяти. Он позволил обнаружить и исправить потенциальные утечки памяти, что является ключевым фактором для обеспечения стабильности и долговечности программы. Кроме того, анализ с его помощью показал, насколько эффективно используются ресурсы памяти, что может привести к дальнейшим оптимизациям в части выделения и освобождения памяти.</text:p>
      <text:p text:style-name="P806">Во-вторых, gprof предоставил глубокое<text:s/>понимание временной сложности декартова дерева и выявил критические участки кода, которые могут стать причиной замедления работы программы. Этот анализ стал основой для дальнейшей оптимизации алгоритмов и структур данных, что в итоге привело к улучшению производительности.</text:p>
      <text:p text:style-name="P8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965in" fo:margin-bottom="0.0784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0%"/>
      <style:text-properties style:font-name="Calibri" style:font-name-asian="Calibri" style:font-name-complex="DejaVu Sans" fo:font-size="11pt" style:font-size-asian="11pt" fo:hyphenate="false"/>
    </style:style>
    <style:style style:name="Heading" style:display-name="Heading" style:family="paragraph" style:parent-style-name="Standard" style:next-style-name="Подзаголовок">
      <style:paragraph-properties fo:keep-with-next="always" fo:keep-together="always" fo:margin-bottom="0.0416in"/>
      <style:text-properties fo:font-weight="bold" style:font-weight-asian="bold" style:font-weight-complex="bold" fo:font-size="26pt" style:font-size-asian="26pt" style:font-size-complex="26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Heading">
      <style:paragraph-properties text:number-lines="false"/>
      <style:text-properties fo:font-size="16pt" style:font-size-asian="16pt" style:font-size-complex="16pt" fo:hyphenate="false"/>
    </style:style>
    <style:style style:name="Подзаголовок" style:display-name="Подзаголовок" style:family="paragraph" style:parent-style-name="Standard" style:next-style-name="Textbody">
      <style:paragraph-properties fo:keep-with-next="always" fo:keep-together="always" fo:margin-bottom="0.2222in"/>
      <style:text-properties fo:font-style="italic" style:font-style-asian="italic" style:font-style-complex="italic" fo:color="#666666" fo:font-size="15pt" style:font-size-asian="15pt" style:font-size-complex="15pt" fo:hyphenate="false"/>
    </style:style>
    <style:style style:name="Заголовоктаблицыссылок" style:display-name="Заголовок таблицы ссылок" style:family="paragraph" style:parent-style-name="Index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268in"/>
        </style:tab-stops>
      </style:paragraph-properties>
      <style:text-properties fo:hyphenate="false"/>
    </style:style>
    <style:style style:name="Верхнийинижнийколонтитулы" style:display-name="Верхний и нижний колонтитулы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Верхнийинижнийколонтитулы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Liberation Mono" style:font-name-complex="Liberation Mono" fo:font-size="10pt" style:font-size-asian="10pt" style:font-size-complex="10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1pt" style:font-size-asian="11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WWNum2" style:display-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.3305in" fo:margin-right="0.43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3388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</style:style>
    <style:style style:name="P4" style:parent-style-name="Нижнийколонтитул" style:family="paragraph">
      <style:paragraph-properties fo:text-align="center"/>
      <style:text-properties style:font-name="Times New Roman" fo:font-weight="bold" style:font-weight-asian="bold" style:font-weight-complex="bold" fo:color="#000000" fo:font-size="12pt" style:font-size-asian="12pt" style:font-size-complex="12pt"/>
    </style:style>
  </office:automatic-styles>
  <office:master-styles>
    <style:master-page style:name="MPF0" style:page-layout-name="PL0">
      <style:footer>
        <text:p text:style-name="P2"><text:page-number text:fixed="false">25</text:page-number></text:p>
      </style:footer>
      <style:footer-left>
        <text:p text:style-name="P3"><text:page-number text:fixed="false">24</text:page-number></text:p>
      </style:footer-left>
      <style:footer-first>
        <text:p text:style-name="P4">Москва 2024 г.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ke</meta:initial-creator>
    <dc:creator>Михаил Пирязев</dc:creator>
    <meta:creation-date>2022-10-30T13:40:00Z</meta:creation-date>
    <dc:date>2024-05-14T20:54:00Z</dc:date>
    <meta:print-date>2024-05-14T20:54:00Z</meta:print-date>
    <meta:template xlink:href="Normal.dotm" xlink:type="simple"/>
    <meta:editing-cycles>29</meta:editing-cycles>
    <meta:editing-duration>PT16140S</meta:editing-duration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29" meta:word-count="9665" meta:character-count="64627" meta:row-count="459" meta:non-whitespace-character-count="55091"/>
  </office:meta>
</office:document-meta>
</file>